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00000018E0000018ECA8B6F8978845C50.png" manifest:media-type="image/png"/>
  <manifest:file-entry manifest:full-path="Pictures/100002010000018E0000018EBD486230B4FC5109.png" manifest:media-type="image/png"/>
  <manifest:file-entry manifest:full-path="Pictures/1000020000000094000000940444C3C9D205423F.png" manifest:media-type="image/png"/>
  <manifest:file-entry manifest:full-path="Pictures/100002000000009400000094183D941B7D80F4B0.png" manifest:media-type="image/png"/>
  <manifest:file-entry manifest:full-path="Pictures/10000201000000B4000000B4208AF0A64964E903.png" manifest:media-type="image/png"/>
  <manifest:file-entry manifest:full-path="Pictures/1000020000000094000000947840CCE6317D2720.png" manifest:media-type="image/png"/>
  <manifest:file-entry manifest:full-path="Pictures/100002000000009400000094885D4295E8021B8C.png" manifest:media-type="image/png"/>
  <manifest:file-entry manifest:full-path="Pictures/10000200000001CC000001CC8D30CC1D74D8248E.png" manifest:media-type="image/png"/>
  <manifest:file-entry manifest:full-path="Pictures/10000200000001A500000197197CCDDDCC66E692.png" manifest:media-type="image/png"/>
  <manifest:file-entry manifest:full-path="Pictures/10000200000002F4000001063CDF15509538B8F8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Таблица1" style:family="table">
      <style:table-properties style:width="13.762cm" fo:margin-left="0.041cm" fo:margin-top="0cm" fo:margin-bottom="0cm" table:align="left" style:writing-mode="lr-tb"/>
    </style:style>
    <style:style style:name="Таблица1.A" style:family="table-column">
      <style:table-column-properties style:column-width="8.841cm"/>
    </style:style>
    <style:style style:name="Таблица1.B" style:family="table-column">
      <style:table-column-properties style:column-width="4.919cm"/>
    </style:style>
    <style:style style:name="Таблица1.1" style:family="table-row">
      <style:table-row-properties style:min-row-height="0.489cm" fo:keep-together="auto"/>
    </style:style>
    <style:style style:name="Таблица1.A1" style:family="table-cell">
      <style:table-cell-properties fo:background-color="#d9d9d9" fo:padding-left="0.159cm" fo:padding-right="0.15cm" fo:padding-top="0.101cm" fo:padding-bottom="0.101cm" fo:border="0.5pt solid #000000">
        <style:background-image/>
      </style:table-cell-properties>
    </style:style>
    <style:style style:name="Таблица1.2" style:family="table-row">
      <style:table-row-properties style:min-row-height="1.972cm" fo:keep-together="auto"/>
    </style:style>
    <style:style style:name="Таблица1.A2" style:family="table-cell">
      <style:table-cell-properties fo:padding-left="0.159cm" fo:padding-right="0.15cm" fo:padding-top="0.101cm" fo:padding-bottom="0.101cm" fo:border="0.5pt solid #000000"/>
    </style:style>
    <style:style style:name="Таблица1.B2" style:family="table-cell">
      <style:table-cell-properties fo:padding-left="0.159cm" fo:padding-right="0.15cm" fo:padding-top="0.101cm" fo:padding-bottom="0.101cm" fo:border="0.5pt solid #000000"/>
    </style:style>
    <style:style style:name="Таблица2" style:family="table">
      <style:table-properties style:width="10.008cm" fo:margin-left="0.041cm" fo:margin-top="0cm" fo:margin-bottom="0cm" table:align="left" style:writing-mode="lr-tb"/>
    </style:style>
    <style:style style:name="Таблица2.A" style:family="table-column">
      <style:table-column-properties style:column-width="7.093cm"/>
    </style:style>
    <style:style style:name="Таблица2.B" style:family="table-column">
      <style:table-column-properties style:column-width="2.914cm"/>
    </style:style>
    <style:style style:name="Таблица2.1" style:family="table-row">
      <style:table-row-properties style:min-row-height="0.489cm" fo:keep-together="auto"/>
    </style:style>
    <style:style style:name="Таблица2.A1" style:family="table-cell">
      <style:table-cell-properties fo:background-color="#d9d9d9" fo:padding-left="0.159cm" fo:padding-right="0.15cm" fo:padding-top="0.101cm" fo:padding-bottom="0.101cm" fo:border="0.5pt solid #000000">
        <style:background-image/>
      </style:table-cell-properties>
    </style:style>
    <style:style style:name="Таблица2.2" style:family="table-row">
      <style:table-row-properties style:min-row-height="1.972cm" fo:keep-together="auto"/>
    </style:style>
    <style:style style:name="Таблица2.A2" style:family="table-cell">
      <style:table-cell-properties fo:padding-left="0.159cm" fo:padding-right="0.15cm" fo:padding-top="0.101cm" fo:padding-bottom="0.101cm" fo:border="0.5pt solid #000000"/>
    </style:style>
    <style:style style:name="Таблица2.B2" style:family="table-cell">
      <style:table-cell-properties fo:padding-left="0.159cm" fo:padding-right="0.15cm" fo:padding-top="0.101cm" fo:padding-bottom="0.101cm" fo:border="0.5pt solid #000000"/>
    </style:style>
    <style:style style:name="Таблица3" style:family="table">
      <style:table-properties style:width="9.874cm" fo:margin-left="0.15cm" fo:margin-top="0cm" fo:margin-bottom="0cm" table:align="left" style:writing-mode="lr-tb"/>
    </style:style>
    <style:style style:name="Таблица3.A" style:family="table-column">
      <style:table-column-properties style:column-width="5.091cm"/>
    </style:style>
    <style:style style:name="Таблица3.B" style:family="table-column">
      <style:table-column-properties style:column-width="4.782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background-color="#d9d9d9" fo:padding-left="0.159cm" fo:padding-right="0.15cm" fo:padding-top="0.101cm" fo:padding-bottom="0.101cm" fo:border="0.5pt solid #000000">
        <style:background-image/>
      </style:table-cell-properties>
    </style:style>
    <style:style style:name="Таблица3.A2" style:family="table-cell">
      <style:table-cell-properties fo:padding-left="0.159cm" fo:padding-right="0.15cm" fo:padding-top="0.101cm" fo:padding-bottom="0.101cm" fo:border="0.5pt solid #000000"/>
    </style:style>
    <style:style style:name="Таблица3.B2" style:family="table-cell">
      <style:table-cell-properties style:vertical-align="middle" fo:padding-left="0.159cm" fo:padding-right="0.15cm" fo:padding-top="0.101cm" fo:padding-bottom="0.101cm" fo:border="0.5pt solid #000000"/>
    </style:style>
    <style:style style:name="Таблица3.3" style:family="table-row">
      <style:table-row-properties style:min-row-height="1.161cm" fo:keep-together="auto"/>
    </style:style>
    <style:style style:name="Таблица3.A3" style:family="table-cell">
      <style:table-cell-properties fo:padding-left="0.159cm" fo:padding-right="0.15cm" fo:padding-top="0.101cm" fo:padding-bottom="0.101cm" fo:border="0.5pt solid #000000"/>
    </style:style>
    <style:style style:name="Таблица4" style:family="table">
      <style:table-properties style:width="12.693cm" fo:margin-left="0.15cm" fo:margin-top="0cm" fo:margin-bottom="0cm" table:align="left" style:writing-mode="lr-tb"/>
    </style:style>
    <style:style style:name="Таблица4.A" style:family="table-column">
      <style:table-column-properties style:column-width="3.752cm"/>
    </style:style>
    <style:style style:name="Таблица4.B" style:family="table-column">
      <style:table-column-properties style:column-width="2.221cm"/>
    </style:style>
    <style:style style:name="Таблица4.C" style:family="table-column">
      <style:table-column-properties style:column-width="4.5cm"/>
    </style:style>
    <style:style style:name="Таблица4.D" style:family="table-column">
      <style:table-column-properties style:column-width="2.219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background-color="#d9d9d9" fo:padding-left="0.159cm" fo:padding-right="0.15cm" fo:padding-top="0.101cm" fo:padding-bottom="0.101cm" fo:border="0.5pt solid #000000">
        <style:background-image/>
      </style:table-cell-properties>
    </style:style>
    <style:style style:name="Таблица4.A2" style:family="table-cell">
      <style:table-cell-properties fo:padding-left="0.159cm" fo:padding-right="0.15cm" fo:padding-top="0.101cm" fo:padding-bottom="0.101cm" fo:border="0.5pt solid #000000"/>
    </style:style>
    <style:style style:name="Таблица4.B2" style:family="table-cell">
      <style:table-cell-properties style:vertical-align="middle" fo:padding-left="0.159cm" fo:padding-right="0.15cm" fo:padding-top="0.101cm" fo:padding-bottom="0.101cm" fo:border="0.5pt solid #000000"/>
    </style:style>
    <style:style style:name="Таблица4.C2" style:family="table-cell">
      <style:table-cell-properties fo:padding-left="0.159cm" fo:padding-right="0.15cm" fo:padding-top="0.101cm" fo:padding-bottom="0.101cm" fo:border="0.5pt solid #000000"/>
    </style:style>
    <style:style style:name="Таблица7" style:family="table">
      <style:table-properties style:width="13.337cm" fo:margin-left="-0.011cm" fo:margin-top="0cm" fo:margin-bottom="0cm" table:align="left" style:writing-mode="lr-tb"/>
    </style:style>
    <style:style style:name="Таблица7.A" style:family="table-column">
      <style:table-column-properties style:column-width="3.493cm"/>
    </style:style>
    <style:style style:name="Таблица7.B" style:family="table-column">
      <style:table-column-properties style:column-width="3.106cm"/>
    </style:style>
    <style:style style:name="Таблица7.C" style:family="table-column">
      <style:table-column-properties style:column-width="0.466cm"/>
    </style:style>
    <style:style style:name="Таблица7.D" style:family="table-column">
      <style:table-column-properties style:column-width="2.937cm"/>
    </style:style>
    <style:style style:name="Таблица7.E" style:family="table-column">
      <style:table-column-properties style:column-width="3.336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fo:background-color="#d9d9d9" fo:padding-left="0.15cm" fo:padding-right="0.15cm" fo:padding-top="0.101cm" fo:padding-bottom="0.101cm" fo:border="0.5pt solid #000000">
        <style:background-image/>
      </style:table-cell-properties>
    </style:style>
    <style:style style:name="Таблица7.C1" style:family="table-cell">
      <style:table-cell-properties fo:padding-left="0.159cm" fo:padding-right="0.15cm" fo:padding-top="0.101cm" fo:padding-bottom="0.101cm" fo:border-left="0.5pt solid #000000" fo:border-right="0.5pt solid #000000" fo:border-top="none" fo:border-bottom="none"/>
    </style:style>
    <style:style style:name="Таблица7.D1" style:family="table-cell">
      <style:table-cell-properties fo:background-color="#d9d9d9" fo:padding-left="0.159cm" fo:padding-right="0.15cm" fo:padding-top="0.101cm" fo:padding-bottom="0.101cm" fo:border="0.5pt solid #000000">
        <style:background-image/>
      </style:table-cell-properties>
    </style:style>
    <style:style style:name="Таблица7.A2" style:family="table-cell">
      <style:table-cell-properties fo:padding-left="0.15cm" fo:padding-right="0.15cm" fo:padding-top="0.101cm" fo:padding-bottom="0.101cm" fo:border="0.5pt solid #000000"/>
    </style:style>
    <style:style style:name="Таблица7.B2" style:family="table-cell">
      <style:table-cell-properties fo:padding-left="0.15cm" fo:padding-right="0.15cm" fo:padding-top="0.101cm" fo:padding-bottom="0.101cm" fo:border="0.5pt solid #000000"/>
    </style:style>
    <style:style style:name="Таблица7.C2" style:family="table-cell">
      <style:table-cell-properties fo:padding-left="0.159cm" fo:padding-right="0.15cm" fo:padding-top="0.101cm" fo:padding-bottom="0.101cm" fo:border-left="0.5pt solid #000000" fo:border-right="0.5pt solid #000000" fo:border-top="none" fo:border-bottom="none"/>
    </style:style>
    <style:style style:name="Таблица7.D2" style:family="table-cell">
      <style:table-cell-properties fo:padding-left="0.159cm" fo:padding-right="0.15cm" fo:padding-top="0.101cm" fo:padding-bottom="0.101cm" fo:border="0.5pt solid #000000"/>
    </style:style>
    <style:style style:name="Таблица7.E2" style:family="table-cell">
      <style:table-cell-properties fo:padding-left="0.159cm" fo:padding-right="0.15cm" fo:padding-top="0.101cm" fo:padding-bottom="0.101cm" fo:border="0.5pt solid #000000"/>
    </style:style>
    <style:style style:name="Таблица8" style:family="table">
      <style:table-properties style:width="11.908cm" fo:margin-left="-0.011cm" fo:margin-top="0cm" fo:margin-bottom="0cm" table:align="left" style:writing-mode="lr-tb"/>
    </style:style>
    <style:style style:name="Таблица8.A" style:family="table-column">
      <style:table-column-properties style:column-width="2.221cm"/>
    </style:style>
    <style:style style:name="Таблица8.B" style:family="table-column">
      <style:table-column-properties style:column-width="3.179cm"/>
    </style:style>
    <style:style style:name="Таблица8.C" style:family="table-column">
      <style:table-column-properties style:column-width="0.476cm"/>
    </style:style>
    <style:style style:name="Таблица8.D" style:family="table-column">
      <style:table-column-properties style:column-width="2.381cm"/>
    </style:style>
    <style:style style:name="Таблица8.E" style:family="table-column">
      <style:table-column-properties style:column-width="3.651cm"/>
    </style:style>
    <style:style style:name="Таблица8.1" style:family="table-row">
      <style:table-row-properties fo:keep-together="auto"/>
    </style:style>
    <style:style style:name="Таблица8.A1" style:family="table-cell">
      <style:table-cell-properties fo:background-color="#d9d9d9" fo:padding-left="0.15cm" fo:padding-right="0.15cm" fo:padding-top="0.101cm" fo:padding-bottom="0.101cm" fo:border="0.5pt solid #000000">
        <style:background-image/>
      </style:table-cell-properties>
    </style:style>
    <style:style style:name="Таблица8.C1" style:family="table-cell">
      <style:table-cell-properties fo:padding-left="0.159cm" fo:padding-right="0.15cm" fo:padding-top="0.101cm" fo:padding-bottom="0.101cm" fo:border-left="0.5pt solid #000000" fo:border-right="0.5pt solid #000000" fo:border-top="none" fo:border-bottom="none"/>
    </style:style>
    <style:style style:name="Таблица8.D1" style:family="table-cell">
      <style:table-cell-properties fo:background-color="#d9d9d9" fo:padding-left="0.159cm" fo:padding-right="0.15cm" fo:padding-top="0.101cm" fo:padding-bottom="0.101cm" fo:border="0.5pt solid #000000">
        <style:background-image/>
      </style:table-cell-properties>
    </style:style>
    <style:style style:name="Таблица8.A2" style:family="table-cell">
      <style:table-cell-properties fo:padding-left="0.15cm" fo:padding-right="0.15cm" fo:padding-top="0.101cm" fo:padding-bottom="0.101cm" fo:border="0.5pt solid #000000"/>
    </style:style>
    <style:style style:name="Таблица8.B2" style:family="table-cell">
      <style:table-cell-properties fo:padding-left="0.15cm" fo:padding-right="0.15cm" fo:padding-top="0.101cm" fo:padding-bottom="0.101cm" fo:border="0.5pt solid #000000"/>
    </style:style>
    <style:style style:name="Таблица8.C2" style:family="table-cell">
      <style:table-cell-properties fo:padding-left="0.159cm" fo:padding-right="0.15cm" fo:padding-top="0.101cm" fo:padding-bottom="0.101cm" fo:border-left="0.5pt solid #000000" fo:border-right="0.5pt solid #000000" fo:border-top="none" fo:border-bottom="none"/>
    </style:style>
    <style:style style:name="Таблица8.D2" style:family="table-cell">
      <style:table-cell-properties fo:padding-left="0.159cm" fo:padding-right="0.15cm" fo:padding-top="0.101cm" fo:padding-bottom="0.101cm" fo:border="0.5pt solid #000000"/>
    </style:style>
    <style:style style:name="Таблица8.E2" style:family="table-cell">
      <style:table-cell-properties fo:padding-left="0.159cm" fo:padding-right="0.15cm" fo:padding-top="0.101cm" fo:padding-bottom="0.101cm" fo:border="0.5pt solid #000000"/>
    </style:style>
    <style:style style:name="Таблица9" style:family="table">
      <style:table-properties style:width="17.383cm" fo:margin-left="0.041cm" fo:margin-top="0cm" fo:margin-bottom="0cm" table:align="left" style:writing-mode="lr-tb"/>
    </style:style>
    <style:style style:name="Таблица9.A" style:family="table-column">
      <style:table-column-properties style:column-width="5.472cm"/>
    </style:style>
    <style:style style:name="Таблица9.B" style:family="table-column">
      <style:table-column-properties style:column-width="4.775cm"/>
    </style:style>
    <style:style style:name="Таблица9.C" style:family="table-column">
      <style:table-column-properties style:column-width="7.137cm"/>
    </style:style>
    <style:style style:name="Таблица9.1" style:family="table-row">
      <style:table-row-properties style:min-row-height="0.533cm" fo:keep-together="auto"/>
    </style:style>
    <style:style style:name="Таблица9.A1" style:family="table-cell">
      <style:table-cell-properties fo:background-color="#d9d9d9" fo:padding-left="0.159cm" fo:padding-right="0.15cm" fo:padding-top="0.101cm" fo:padding-bottom="0.101cm" fo:border="0.5pt solid #000000">
        <style:background-image/>
      </style:table-cell-properties>
    </style:style>
    <style:style style:name="Таблица9.2" style:family="table-row">
      <style:table-row-properties style:min-row-height="6.156cm" fo:keep-together="auto"/>
    </style:style>
    <style:style style:name="Таблица9.A2" style:family="table-cell">
      <style:table-cell-properties fo:padding-left="0.159cm" fo:padding-right="0.15cm" fo:padding-top="0.101cm" fo:padding-bottom="0.101cm" fo:border="0.5pt solid #000000"/>
    </style:style>
    <style:style style:name="Таблица9.B2" style:family="table-cell">
      <style:table-cell-properties fo:padding-left="0.159cm" fo:padding-right="0.15cm" fo:padding-top="0.101cm" fo:padding-bottom="0.101cm" fo:border="0.5pt solid #000000"/>
    </style:style>
    <style:style style:name="Таблица9.C2" style:family="table-cell">
      <style:table-cell-properties fo:padding-left="0.159cm" fo:padding-right="0.15cm" fo:padding-top="0.101cm" fo:padding-bottom="0.101cm" fo:border="0.5pt solid #000000"/>
    </style:style>
    <style:style style:name="Таблица9.3" style:family="table-row">
      <style:table-row-properties style:min-row-height="0.901cm" fo:keep-together="auto"/>
    </style:style>
    <style:style style:name="Таблица9.4" style:family="table-row">
      <style:table-row-properties style:min-row-height="8.969cm" fo:keep-together="auto"/>
    </style:style>
    <style:style style:name="Таблица9.A4" style:family="table-cell">
      <style:table-cell-properties fo:padding-left="0.159cm" fo:padding-right="0.15cm" fo:padding-top="0.101cm" fo:padding-bottom="0.101cm" fo:border="0.5pt solid #000000"/>
    </style:style>
    <style:style style:name="Таблица9.B4" style:family="table-cell">
      <style:table-cell-properties fo:padding-left="0.159cm" fo:padding-right="0.15cm" fo:padding-top="0.101cm" fo:padding-bottom="0.101cm" fo:border="0.5pt solid #000000"/>
    </style:style>
    <style:style style:name="Таблица9.C4" style:family="table-cell">
      <style:table-cell-properties fo:padding-left="0.159cm" fo:padding-right="0.15cm" fo:padding-top="0.101cm" fo:padding-bottom="0.101cm" fo:border="0.5pt solid #000000"/>
    </style:style>
    <style:style style:name="Таблица10" style:family="table">
      <style:table-properties style:width="17.914cm" fo:margin-left="0.175cm" fo:margin-top="0cm" fo:margin-bottom="0cm" table:align="left" style:writing-mode="lr-tb"/>
    </style:style>
    <style:style style:name="Таблица10.A" style:family="table-column">
      <style:table-column-properties style:column-width="8.225cm"/>
    </style:style>
    <style:style style:name="Таблица10.B" style:family="table-column">
      <style:table-column-properties style:column-width="9.687cm"/>
    </style:style>
    <style:style style:name="Таблица10.1" style:family="table-row">
      <style:table-row-properties style:min-row-height="0.039cm" fo:keep-together="auto"/>
    </style:style>
    <style:style style:name="Таблица10.A1" style:family="table-cell">
      <style:table-cell-properties fo:background-color="#d9d9d9" fo:padding-left="0.159cm" fo:padding-right="0.15cm" fo:padding-top="0.101cm" fo:padding-bottom="0.101cm" fo:border="0.5pt solid #000000">
        <style:background-image/>
      </style:table-cell-properties>
    </style:style>
    <style:style style:name="Таблица10.A2" style:family="table-cell">
      <style:table-cell-properties fo:padding-left="0.159cm" fo:padding-right="0.15cm" fo:padding-top="0.101cm" fo:padding-bottom="0.101cm" fo:border="0.5pt solid #000000"/>
    </style:style>
    <style:style style:name="Таблица10.B2" style:family="table-cell">
      <style:table-cell-properties fo:padding-left="0.159cm" fo:padding-right="0.15cm" fo:padding-top="0.101cm" fo:padding-bottom="0.101cm" fo:border="0.5pt solid #000000"/>
    </style:style>
    <style:style style:name="Таблица11" style:family="table">
      <style:table-properties style:width="17.914cm" fo:margin-left="0.175cm" fo:margin-top="0cm" fo:margin-bottom="0cm" table:align="left" style:writing-mode="lr-tb"/>
    </style:style>
    <style:style style:name="Таблица11.A" style:family="table-column">
      <style:table-column-properties style:column-width="8.225cm"/>
    </style:style>
    <style:style style:name="Таблица11.B" style:family="table-column">
      <style:table-column-properties style:column-width="9.687cm"/>
    </style:style>
    <style:style style:name="Таблица11.1" style:family="table-row">
      <style:table-row-properties style:min-row-height="0.037cm" fo:keep-together="auto"/>
    </style:style>
    <style:style style:name="Таблица11.A1" style:family="table-cell">
      <style:table-cell-properties fo:background-color="#d9d9d9" fo:padding-left="0.159cm" fo:padding-right="0.15cm" fo:padding-top="0.101cm" fo:padding-bottom="0.101cm" fo:border="0.5pt solid #000000">
        <style:background-image/>
      </style:table-cell-properties>
    </style:style>
    <style:style style:name="Таблица11.A2" style:family="table-cell">
      <style:table-cell-properties fo:padding-left="0.159cm" fo:padding-right="0.15cm" fo:padding-top="0.101cm" fo:padding-bottom="0.101cm" fo:border="0.5pt solid #000000"/>
    </style:style>
    <style:style style:name="Таблица11.B2" style:family="table-cell">
      <style:table-cell-properties fo:padding-left="0.159cm" fo:padding-right="0.15cm" fo:padding-top="0.101cm" fo:padding-bottom="0.101cm" fo:border="0.5pt solid #000000"/>
    </style:style>
    <style:style style:name="Таблица5" style:family="table">
      <style:table-properties style:width="15.87cm" fo:margin-left="0cm" fo:margin-top="0cm" fo:margin-bottom="0cm" table:align="left" style:writing-mode="lr-tb"/>
    </style:style>
    <style:style style:name="Таблица5.A" style:family="table-column">
      <style:table-column-properties style:column-width="7.957cm"/>
    </style:style>
    <style:style style:name="Таблица5.B" style:family="table-column">
      <style:table-column-properties style:column-width="7.911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background-color="#d9d9d9" fo:padding-left="0.15cm" fo:padding-right="0.15cm" fo:padding-top="0.101cm" fo:padding-bottom="0.101cm" fo:border="0.5pt solid #000000">
        <style:background-image/>
      </style:table-cell-properties>
    </style:style>
    <style:style style:name="Таблица5.2" style:family="table-row">
      <style:table-row-properties style:min-row-height="2.82cm" fo:keep-together="auto"/>
    </style:style>
    <style:style style:name="Таблица5.A2" style:family="table-cell">
      <style:table-cell-properties fo:padding-left="0.15cm" fo:padding-right="0.15cm" fo:padding-top="0.101cm" fo:padding-bottom="0.101cm" fo:border="0.5pt solid #000000"/>
    </style:style>
    <style:style style:name="Таблица5.B2" style:family="table-cell">
      <style:table-cell-properties fo:padding-left="0.15cm" fo:padding-right="0.15cm" fo:padding-top="0.101cm" fo:padding-bottom="0.101cm" fo:border="0.5pt solid #000000"/>
    </style:style>
    <style:style style:name="Таблица6" style:family="table">
      <style:table-properties style:width="16.302cm" fo:margin-left="0cm" fo:margin-top="0cm" fo:margin-bottom="0cm" table:align="left" style:writing-mode="lr-tb"/>
    </style:style>
    <style:style style:name="Таблица6.A" style:family="table-column">
      <style:table-column-properties style:column-width="7.957cm"/>
    </style:style>
    <style:style style:name="Таблица6.B" style:family="table-column">
      <style:table-column-properties style:column-width="8.343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background-color="#d9d9d9" fo:padding-left="0.15cm" fo:padding-right="0.15cm" fo:padding-top="0.101cm" fo:padding-bottom="0.101cm" fo:border="0.5pt solid #000000">
        <style:background-image/>
      </style:table-cell-properties>
    </style:style>
    <style:style style:name="Таблица6.2" style:family="table-row">
      <style:table-row-properties style:min-row-height="2.82cm" fo:keep-together="auto"/>
    </style:style>
    <style:style style:name="Таблица6.A2" style:family="table-cell">
      <style:table-cell-properties fo:padding-left="0.15cm" fo:padding-right="0.15cm" fo:padding-top="0.101cm" fo:padding-bottom="0.101cm" fo:border="0.5pt solid #000000"/>
    </style:style>
    <style:style style:name="Таблица6.B2" style:family="table-cell">
      <style:table-cell-properties fo:padding-left="0.15cm" fo:padding-right="0.15cm" fo:padding-top="0.101cm" fo:padding-bottom="0.101cm" fo:border="0.5pt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fo:language="bg" fo:country="BG"/>
    </style:style>
    <style:style style:name="P3" style:family="paragraph" style:parent-style-name="Standard">
      <style:text-properties fo:language="bg" fo:country="BG" style:language-asian="ja" style:country-asian="JP"/>
    </style:style>
    <style:style style:name="P4" style:family="paragraph" style:parent-style-name="Standard">
      <style:paragraph-properties fo:margin-top="0.141cm" fo:margin-bottom="0cm" loext:contextual-spacing="false"/>
    </style:style>
    <style:style style:name="P5" style:family="paragraph" style:parent-style-name="Standard">
      <style:paragraph-properties fo:margin-top="0.141cm" fo:margin-bottom="0cm" loext:contextual-spacing="false" fo:line-height="100%"/>
    </style:style>
    <style:style style:name="P6" style:family="paragraph" style:parent-style-name="Standard">
      <style:paragraph-properties fo:margin-top="0.141cm" fo:margin-bottom="0cm" loext:contextual-spacing="false" fo:line-height="100%" fo:text-align="center" style:justify-single-word="false"/>
    </style:style>
    <style:style style:name="P7" style:family="paragraph" style:parent-style-name="Standard">
      <style:paragraph-properties fo:margin-top="0.141cm" fo:margin-bottom="0cm" loext:contextual-spacing="false" fo:line-height="100%" fo:text-align="justify" style:justify-single-word="false"/>
    </style:style>
    <style:style style:name="P8" style:family="paragraph" style:parent-style-name="Standard">
      <style:paragraph-properties fo:margin-top="0.141cm" fo:margin-bottom="0cm" loext:contextual-spacing="false" fo:line-height="100%" fo:text-align="center" style:justify-single-word="false"/>
      <style:text-properties fo:font-weight="bold" style:font-weight-asian="bold"/>
    </style:style>
    <style:style style:name="P9" style:family="paragraph" style:parent-style-name="Standard">
      <style:paragraph-properties fo:margin-top="0.141cm" fo:margin-bottom="0cm" loext:contextual-spacing="false" fo:line-height="100%" fo:text-align="justify" style:justify-single-word="false"/>
      <style:text-properties style:font-name="Consolas" style:font-name-complex="Consolas1"/>
    </style:style>
    <style:style style:name="P10" style:family="paragraph" style:parent-style-name="Standard">
      <style:paragraph-properties fo:margin-top="0.141cm" fo:margin-bottom="0cm" loext:contextual-spacing="false"/>
      <style:text-properties fo:font-size="4pt" fo:language="bg" fo:country="BG" style:font-size-asian="4pt" style:language-asian="ja" style:country-asian="JP"/>
    </style:style>
    <style:style style:name="P11" style:family="paragraph" style:parent-style-name="Standard" style:list-style-name="">
      <style:paragraph-properties fo:margin-top="0.212cm" fo:margin-bottom="0.071cm" loext:contextual-spacing="false" fo:keep-together="always" fo:keep-with-next="always"/>
    </style:style>
    <style:style style:name="P12" style:family="paragraph" style:parent-style-name="Standard" style:list-style-name="WWNum43">
      <style:paragraph-properties fo:margin-top="0.141cm" fo:margin-bottom="0.212cm" loext:contextual-spacing="true"/>
    </style:style>
    <style:style style:name="P13" style:family="paragraph" style:parent-style-name="Standard">
      <style:paragraph-properties fo:margin-top="0.141cm" fo:margin-bottom="0.212cm" loext:contextual-spacing="true"/>
      <style:text-properties fo:language="bg" fo:country="BG" style:font-name-complex="Calibri1"/>
    </style:style>
    <style:style style:name="P14" style:family="paragraph" style:parent-style-name="Standard" style:list-style-name="">
      <style:paragraph-properties fo:margin-top="0.141cm" fo:margin-bottom="0.071cm" loext:contextual-spacing="false" fo:text-align="justify" style:justify-single-word="false" fo:keep-together="always" fo:keep-with-next="always"/>
    </style:style>
    <style:style style:name="P15" style:family="paragraph" style:parent-style-name="Frame_20_contents">
      <style:paragraph-properties fo:margin-top="0cm" fo:margin-bottom="0cm" loext:contextual-spacing="false" fo:line-height="100%"/>
      <style:text-properties fo:color="#000000"/>
    </style:style>
    <style:style style:name="P16" style:family="paragraph" style:parent-style-name="Frame_20_contents">
      <style:paragraph-properties fo:margin-top="0.071cm" fo:margin-bottom="0.176cm" loext:contextual-spacing="false" fo:line-height="100%"/>
    </style:style>
    <style:style style:name="P17" style:family="paragraph" style:parent-style-name="Frame_20_contents">
      <style:paragraph-properties fo:margin-left="1cm" fo:margin-right="0cm" fo:line-height="100%" fo:text-indent="0.501cm" style:auto-text-indent="false"/>
    </style:style>
    <style:style style:name="P18" style:family="paragraph" style:parent-style-name="Frame_20_contents">
      <style:paragraph-properties fo:margin-top="0.141cm" fo:margin-bottom="0cm" loext:contextual-spacing="false" fo:line-height="100%" fo:text-align="end" style:justify-single-word="false"/>
      <style:text-properties fo:color="#000000"/>
    </style:style>
    <style:style style:name="P19" style:family="paragraph" style:parent-style-name="Heading_20_3">
      <style:paragraph-properties fo:margin-top="0cm" fo:margin-bottom="0.212cm" loext:contextual-spacing="false" fo:text-align="justify" style:justify-single-word="false"/>
    </style:style>
    <style:style style:name="P20" style:family="paragraph" style:parent-style-name="Heading_20_3">
      <style:paragraph-properties fo:margin-top="0cm" fo:margin-bottom="0cm" loext:contextual-spacing="false" fo:text-align="justify" style:justify-single-word="false"/>
    </style:style>
    <style:style style:name="P21" style:family="paragraph" style:parent-style-name="Header">
      <style:paragraph-properties fo:margin-left="0cm" fo:margin-right="0cm" fo:text-indent="-2cm" style:auto-text-indent="false"/>
    </style:style>
    <style:style style:name="P22" style:family="paragraph" style:parent-style-name="Default">
      <style:text-properties fo:language="bg" fo:country="BG"/>
    </style:style>
    <style:style style:name="P23" style:family="paragraph" style:parent-style-name="Heading_20_2" style:list-style-name="WWNum40">
      <style:paragraph-properties fo:margin-top="0.212cm" fo:margin-bottom="0.141cm" loext:contextual-spacing="false">
        <style:tab-stops>
          <style:tab-stop style:position="3.251cm"/>
        </style:tab-stops>
      </style:paragraph-properties>
    </style:style>
    <style:style style:name="P24" style:family="paragraph" style:parent-style-name="Heading_20_2" style:list-style-name="">
      <style:paragraph-properties fo:margin-left="0.635cm" fo:margin-right="0cm" fo:text-indent="-0.635cm" style:auto-text-indent="false"/>
    </style:style>
    <style:style style:name="P25" style:family="paragraph" style:parent-style-name="Code">
      <style:paragraph-properties fo:margin-top="0.141cm" fo:margin-bottom="0.212cm" loext:contextual-spacing="true"/>
    </style:style>
    <style:style style:name="P26" style:family="paragraph" style:parent-style-name="Code">
      <style:paragraph-properties fo:margin-left="1.27cm" fo:margin-right="0cm" fo:text-indent="0cm" style:auto-text-indent="false"/>
    </style:style>
    <style:style style:name="P27" style:family="paragraph" style:parent-style-name="Code">
      <style:paragraph-properties fo:margin-left="0cm" fo:margin-right="0cm" fo:text-indent="1.249cm" style:auto-text-indent="false"/>
    </style:style>
    <style:style style:name="P28" style:family="paragraph" style:parent-style-name="Heading_20_1" style:master-page-name="Standard">
      <style:paragraph-properties fo:text-align="center" style:justify-single-word="false" style:page-number="auto"/>
    </style:style>
    <style:style style:name="P29" style:family="paragraph" style:parent-style-name="List_20_Paragraph" style:list-style-name="WWNum42"/>
    <style:style style:name="P30" style:family="paragraph" style:parent-style-name="List_20_Paragraph" style:list-style-name="WWNum41"/>
    <style:style style:name="P31" style:family="paragraph" style:parent-style-name="List_20_Paragraph" style:list-style-name="WWNum44">
      <style:paragraph-properties fo:margin-top="0cm" fo:margin-bottom="0cm" loext:contextual-spacing="true"/>
    </style:style>
    <style:style style:name="P32" style:family="paragraph" style:parent-style-name="List_20_Paragraph" style:list-style-name="WWNum45">
      <style:paragraph-properties fo:margin-left="1.259cm" fo:margin-right="0cm" fo:margin-top="0cm" fo:margin-bottom="0cm" loext:contextual-spacing="true" fo:text-indent="-0.63cm" style:auto-text-indent="false"/>
    </style:style>
    <style:style style:name="P33" style:family="paragraph" style:parent-style-name="List_20_Paragraph" style:list-style-name="WWNum45">
      <style:paragraph-properties fo:margin-left="1.27cm" fo:margin-right="0cm" fo:margin-top="0cm" fo:margin-bottom="0.212cm" loext:contextual-spacing="false" fo:text-indent="-0.63cm" style:auto-text-indent="false"/>
    </style:style>
    <style:style style:name="P34" style:family="paragraph" style:parent-style-name="List_20_Paragraph" style:list-style-name="WWNum45">
      <style:paragraph-properties fo:margin-left="2.54cm" fo:margin-right="0cm" fo:margin-top="0cm" fo:margin-bottom="0.212cm" loext:contextual-spacing="false" fo:text-indent="-0.63cm" style:auto-text-indent="false"/>
    </style:style>
    <style:style style:name="P35" style:family="paragraph">
      <loext:graphic-properties draw:fill="none"/>
      <style:paragraph-properties fo:text-align="start"/>
      <style:text-properties fo:font-size="18pt"/>
    </style:style>
    <style:style style:name="P36" style:family="paragraph">
      <loext:graphic-properties draw:fill="none"/>
      <style:paragraph-properties fo:text-align="start"/>
      <style:text-properties fo:color="#000000" fo:font-size="18pt"/>
    </style:style>
    <style:style style:name="T1" style:family="text">
      <style:text-properties fo:language="bg" fo:country="BG"/>
    </style:style>
    <style:style style:name="T2" style:family="text">
      <style:text-properties fo:language="bg" fo:country="BG" style:font-weight-complex="bold"/>
    </style:style>
    <style:style style:name="T3" style:family="text">
      <style:text-properties fo:language="bg" fo:country="BG" fo:font-weight="bold" style:font-weight-asian="bold"/>
    </style:style>
    <style:style style:name="T4" style:family="text">
      <style:text-properties fo:language="bg" fo:country="BG" fo:font-weight="bold" style:font-weight-asian="bold" style:font-weight-complex="bold"/>
    </style:style>
    <style:style style:name="T5" style:family="text">
      <style:text-properties fo:language="bg" fo:country="BG" style:font-name-asian="MS Mincho"/>
    </style:style>
    <style:style style:name="T6" style:family="text">
      <style:text-properties fo:language="bg" fo:country="BG" style:font-name-asian="MS Mincho" style:language-asian="ja" style:country-asian="JP"/>
    </style:style>
    <style:style style:name="T7" style:family="text">
      <style:text-properties fo:language="bg" fo:country="BG" style:font-name-complex="Calibri1"/>
    </style:style>
    <style:style style:name="T8" style:family="text">
      <style:text-properties fo:language="bg" fo:country="BG" fo:font-style="italic" fo:font-weight="bold" style:font-style-asian="italic" style:font-weight-asian="bold"/>
    </style:style>
    <style:style style:name="T9" style:family="text">
      <style:text-properties fo:language="bg" fo:country="BG" style:language-asian="ja" style:country-asian="JP"/>
    </style:style>
    <style:style style:name="T10" style:family="text">
      <style:text-properties fo:font-weight="bold" style:font-weight-asian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name-complex="Calibri1"/>
    </style:style>
    <style:style style:name="T13" style:family="text">
      <style:text-properties fo:font-weight="bold" style:language-asian="ja" style:country-asian="JP" style:font-weight-asian="bold"/>
    </style:style>
    <style:style style:name="T14" style:family="text">
      <style:text-properties style:font-name="Consolas"/>
    </style:style>
    <style:style style:name="T15" style:family="text">
      <style:text-properties style:font-name="Consolas" style:font-weight-complex="bold"/>
    </style:style>
    <style:style style:name="T16" style:family="text">
      <style:text-properties style:font-name="Consolas" fo:language="bg" fo:country="BG" style:font-weight-complex="bold"/>
    </style:style>
    <style:style style:name="T17" style:family="text">
      <style:text-properties style:font-name="Consolas" fo:language="bg" fo:country="BG" style:font-name-complex="Consolas1"/>
    </style:style>
    <style:style style:name="T18" style:family="text">
      <style:text-properties style:font-name="Consolas" fo:font-weight="bold" style:font-weight-asian="bold"/>
    </style:style>
    <style:style style:name="T19" style:family="text">
      <style:text-properties style:font-name="Consolas" style:font-name-complex="Consolas1"/>
    </style:style>
    <style:style style:name="T20" style:family="text">
      <style:text-properties style:font-weight-complex="bold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style:font-name-asian="MS Mincho"/>
    </style:style>
    <style:style style:name="T23" style:family="text">
      <style:text-properties style:font-name-asian="MS Mincho" style:language-asian="ja" style:country-asian="JP"/>
    </style:style>
    <style:style style:name="T24" style:family="text">
      <style:text-properties style:font-name="Calibri" fo:language="bg" fo:country="BG" fo:font-weight="normal" style:font-weight-asian="normal"/>
    </style:style>
    <style:style style:name="T25" style:family="text">
      <style:text-properties style:font-name="Calibri" fo:language="bg" fo:country="BG" fo:font-weight="normal" style:font-weight-asian="normal" style:font-name-complex="Calibri1"/>
    </style:style>
    <style:style style:name="T26" style:family="text">
      <style:text-properties style:font-name="Calibri" fo:font-weight="normal" style:font-weight-asian="normal" style:font-name-complex="Calibri1"/>
    </style:style>
    <style:style style:name="T27" style:family="text">
      <style:text-properties style:font-name="Calibri" style:font-name-complex="Calibri1"/>
    </style:style>
    <style:style style:name="T28" style:family="text">
      <style:text-properties style:font-name-complex="Calibri1"/>
    </style:style>
    <style:style style:name="T29" style:family="text">
      <style:text-properties fo:color="#8f400b" fo:font-size="16pt" fo:font-weight="bold" style:font-name-asian="宋体" style:font-size-asian="16pt" style:font-weight-asian="bold" style:font-name-complex="Times New Roman1" style:font-size-complex="16pt"/>
    </style:style>
    <style:style style:name="T30" style:family="text">
      <style:text-properties fo:color="#8f400b" fo:font-size="16pt" fo:font-weight="bold" style:font-name-asian="MS Mincho" style:font-size-asian="16pt" style:language-asian="ja" style:country-asian="JP" style:font-weight-asian="bold" style:font-name-complex="Times New Roman1" style:font-size-complex="16pt"/>
    </style:style>
    <style:style style:name="T31" style:family="text">
      <style:text-properties fo:color="#8f400b" fo:font-size="16pt" fo:language="bg" fo:country="BG" fo:font-weight="bold" style:font-name-asian="宋体" style:font-size-asian="16pt" style:font-weight-asian="bold" style:font-name-complex="Times New Roman1" style:font-size-complex="16pt"/>
    </style:style>
    <style:style style:name="T32" style:family="text">
      <style:text-properties fo:color="#8f400b" fo:font-size="16pt" fo:language="bg" fo:country="BG" fo:font-weight="bold" style:font-name-asian="MS Mincho" style:font-size-asian="16pt" style:language-asian="ja" style:country-asian="JP" style:font-weight-asian="bold" style:font-name-complex="Times New Roman1" style:font-size-complex="16pt"/>
    </style:style>
    <style:style style:name="T33" style:family="text">
      <style:text-properties fo:font-style="italic" fo:font-weight="bold" style:font-style-asian="italic" style:font-weight-asian="bold"/>
    </style:style>
    <style:style style:name="T34" style:family="text">
      <style:text-properties style:language-asian="ja" style:country-asian="JP"/>
    </style:style>
    <style:style style:name="T35" style:family="text">
      <style:text-properties fo:font-size="12pt" style:font-size-asian="12pt" style:font-size-complex="12pt"/>
    </style:style>
    <style:style style:name="T36" style:family="text">
      <style:text-properties fo:font-size="8.5pt" style:font-size-asian="8.5pt" style:font-size-complex="8.5pt"/>
    </style:style>
    <style:style style:name="T37" style:family="text">
      <style:text-properties fo:color="#0882de" fo:font-size="8.5pt" style:font-size-asian="8.5pt" style:font-size-complex="8.5pt"/>
    </style:style>
    <style:style style:name="T38" style:family="text">
      <style:text-properties fo:font-size="9pt" fo:language="bg" fo:country="BG" style:font-size-asian="9pt" style:font-size-complex="9pt"/>
    </style:style>
    <style:style style:name="T39" style:family="text">
      <style:text-properties fo:font-size="9pt" style:font-size-asian="9pt" style:font-size-complex="9pt"/>
    </style:style>
    <style:style style:name="fr1" style:family="graphic" style:parent-style-name="Frame">
      <style:graphic-properties fo:margin-left="0.249cm" fo:margin-right="0.249cm" fo:margin-top="0cm" fo:margin-bottom="0cm" style:vertical-pos="from-top" style:vertical-rel="paragraph" style:horizontal-pos="from-left" style:horizontal-rel="page-content" draw:opacity="0%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-0.012cm, -0.025cm, -0.012cm, -0.025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cm" fo:margin-bottom="0.016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35cm" svg:stroke-color="#984807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parent-style-name="Frame">
      <style:graphic-properties draw:stroke="none" svg:stroke-width="0.026cm" draw:stroke-linejoin="miter" draw:fill="none" draw:textarea-vertical-align="top" draw:auto-grow-height="false" fo:min-height="1.259cm" fo:min-width="14.416cm" fo:padding-top="0.12cm" fo:padding-bottom="0.049cm" fo:padding-left="0.049cm" fo:padding-right="0.049cm" fo:wrap-option="wrap" fo:margin-left="0.318cm" fo:margin-right="0.318cm" fo:margin-top="0cm" fo:margin-bottom="0.00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 style:parent-style-name="Frame">
      <style:graphic-properties draw:stroke="none" svg:stroke-width="0.018cm" draw:fill="none" draw:textarea-vertical-align="middle" draw:auto-grow-height="false" fo:min-height="0.46cm" fo:min-width="1.369cm" fo:padding-top="0cm" fo:padding-bottom="0cm" fo:padding-left="0.049cm" fo:padding-right="0cm" fo:wrap-option="wrap" fo:margin-left="0.318cm" fo:margin-right="0.33cm" fo:margin-top="0cm" fo:margin-bottom="0.01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 style:parent-style-name="Frame">
      <style:graphic-properties draw:stroke="none" svg:stroke-width="0.018cm" draw:fill="none" draw:textarea-vertical-align="middle" draw:auto-grow-height="false" fo:min-height="0.563cm" fo:min-width="2.503cm" fo:padding-top="0cm" fo:padding-bottom="0cm" fo:padding-left="0cm" fo:padding-right="0cm" fo:wrap-option="wrap" fo:margin-left="0.318cm" fo:margin-right="0.356cm" fo:margin-top="0cm" fo:margin-bottom="0.02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8" text:outline-level="1">Exercise: Associative Arrays </text:h>
      <text:list xml:id="list1701334156" text:style-name="WWNum40">
        <text:list-item>
          <text:h text:style-name="P23" text:outline-level="1">Words Tracker</text:h>
        </text:list-item>
      </text:list>
      <text:p text:style-name="Standard">Write a function that receives an<text:span text:style-name="T10"> array of words</text:span> and finds <text:span text:style-name="T10">occurrences of given words</text:span> in that sentence. </text:p>
      <text:p text:style-name="Standard">The input will come as <text:span text:style-name="T10">array of strings</text:span>. The <text:span text:style-name="T10">first string</text:span> will contain the <text:span text:style-name="T10">words</text:span> you will be looking for separated by a <text:span text:style-name="T10">space</text:span>. All<text:span text:style-name="T10"> strings after that</text:span> will be the words you will be looking for. </text:p>
      <text:p text:style-name="Standard">Print for <text:span text:style-name="T10">each word</text:span> how many times it <text:span text:style-name="T10">occurs</text:span>. The words should be <text:span text:style-name="T10">sorted by count in descending</text:span>.</text:p>
      <text:h text:style-name="Heading_20_3" text:outline-level="3">Example</text:h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6"><text:span text:style-name="T10">Input</text:span></text:p>
          </table:table-cell>
          <table:table-cell table:style-name="Таблица1.A1" office:value-type="string">
            <text:p text:style-name="P6"><text:span text:style-name="T10">Output</text:span></text:p>
          </table:table-cell>
        </table:table-row>
        <table:table-row table:style-name="Таблица1.2">
          <table:table-cell table:style-name="Таблица1.A2" office:value-type="string">
            <text:p text:style-name="P5"><text:span text:style-name="T15">[</text:span></text:p>
            <text:p text:style-name="P5"><text:span text:style-name="T15">'this sentence', 'In','this','sentence','you','have','to','count','the','occurances','of','the'</text:span><text:span text:style-name="T16"><text:line-break/></text:span><text:span text:style-name="T15">,'words','this','and','sentence','because','this','is','your','task'</text:span></text:p>
            <text:p text:style-name="P5"><text:span text:style-name="T15">]</text:span></text:p>
          </table:table-cell>
          <table:table-cell table:style-name="Таблица1.B2" office:value-type="string">
            <text:p text:style-name="P5"><text:span text:style-name="T15">this - 3</text:span><text:span text:style-name="T16"><text:line-break/></text:span><text:span text:style-name="T15">sentence - 2</text:span></text:p>
          </table:table-cell>
        </table:table-row>
      </table:table>
      <text:list xml:id="list100827470750071" text:continue-numbering="true" text:style-name="WWNum40">
        <text:list-item>
          <text:h text:style-name="P23" text:outline-level="1">Odd Occurrences</text:h>
        </text:list-item>
      </text:list>
      <text:p text:style-name="Standard">Write a function that extracts all the elements of a sentence odd number of times (<text:span text:style-name="T10">case-insensitive</text:span>)</text:p>
      <text:p text:style-name="Standard">The input comes as a <text:span text:style-name="T10">single string</text:span>. The words will be <text:span text:style-name="T10">separated by a single space</text:span>.</text:p>
      <text:h text:style-name="Heading_20_3" text:outline-level="3">Example</text:h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6"><text:span text:style-name="T10">Input</text:span></text:p>
          </table:table-cell>
          <table:table-cell table:style-name="Таблица2.A1" office:value-type="string">
            <text:p text:style-name="P6"><text:span text:style-name="T10">Output</text:span></text:p>
          </table:table-cell>
        </table:table-row>
        <table:table-row table:style-name="Таблица2.2">
          <table:table-cell table:style-name="Таблица2.A2" office:value-type="string">
            <text:p text:style-name="P5"><text:span text:style-name="T15">'Java C# Php PHP Java PhP 3 C# 3 1 5 C#'</text:span></text:p>
          </table:table-cell>
          <table:table-cell table:style-name="Таблица2.B2" office:value-type="string">
            <text:p text:style-name="P5"><text:span text:style-name="T15">c# php 1 5</text:span></text:p>
          </table:table-cell>
        </table:table-row>
      </table:table>
      <text:list xml:id="list100827601400282" text:continue-numbering="true" text:style-name="WWNum40">
        <text:list-item>
          <text:h text:style-name="P23" text:outline-level="1">Piccolo</text:h>
        </text:list-item>
      </text:list>
      <text:p text:style-name="Standard">Write function that:</text:p>
      <text:list xml:id="list708385334" text:style-name="WWNum42">
        <text:list-item>
          <text:p text:style-name="P29">Records a <text:span text:style-name="T10">car number</text:span> for every car that enters the <text:s/><text:span text:style-name="T10">parking lot</text:span></text:p>
        </text:list-item>
        <text:list-item>
          <text:p text:style-name="P29">Removes a <text:span text:style-name="T10">car number</text:span> when the car goes out</text:p>
        </text:list-item>
        <text:list-item>
          <text:p text:style-name="P29">Input will be array of strings in format <text:span text:style-name="T18">[direction, carNumber]</text:span></text:p>
        </text:list-item>
      </text:list>
      <text:p text:style-name="Standard">Print the output with all car numbers which are in the parking lot <text:span text:style-name="T10">sorted in ascending by number</text:span></text:p>
      <text:p text:style-name="Standard"><text:span text:style-name="T20">If parking lot is empty , print: </text:span><text:span text:style-name="T10">"Parking Lot is Empty"</text:span></text:p>
      <text:h text:style-name="Heading_20_3" text:outline-level="3">Examples</text:h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6"><text:span text:style-name="T10">Input</text:span></text:p>
          </table:table-cell>
          <table:table-cell table:style-name="Таблица3.A1" office:value-type="string">
            <text:p text:style-name="P6"><text:span text:style-name="T10">Output</text:span></text:p>
          </table:table-cell>
        </table:table-row>
        <table:table-row table:style-name="Таблица3.1">
          <table:table-cell table:style-name="Таблица3.A2" office:value-type="string">
            <text:p text:style-name="P5"><text:span text:style-name="T15">['IN, CA2844AA',</text:span></text:p>
            <text:p text:style-name="P5"><text:span text:style-name="T15">'IN, CA1234TA',</text:span></text:p>
            <text:p text:style-name="P5"><text:soft-page-break/><text:span text:style-name="T15">'OUT, CA2844AA',</text:span></text:p>
            <text:p text:style-name="P5"><text:span text:style-name="T15">'IN, CA9999TT',</text:span></text:p>
            <text:p text:style-name="P5"><text:span text:style-name="T15">'IN, CA2866HI',</text:span></text:p>
            <text:p text:style-name="P5"><text:span text:style-name="T15">'OUT, CA1234TA',</text:span></text:p>
            <text:p text:style-name="P5"><text:span text:style-name="T15">'IN, CA2844AA',</text:span></text:p>
            <text:p text:style-name="P5"><text:span text:style-name="T15">'OUT, CA2866HI',</text:span></text:p>
            <text:p text:style-name="P5"><text:span text:style-name="T15">'IN, CA9876HH',</text:span></text:p>
            <text:p text:style-name="P5"><text:span text:style-name="T15">'IN, CA2822UU']</text:span></text:p>
          </table:table-cell>
          <table:table-cell table:style-name="Таблица3.B2" office:value-type="string">
            <text:p text:style-name="P5"><text:span text:style-name="T15">CA2822UU</text:span></text:p>
            <text:p text:style-name="P5"><text:span text:style-name="T15">CA2844AA</text:span></text:p>
            <text:p text:style-name="P5"><text:soft-page-break/><text:span text:style-name="T15">CA9876HH</text:span></text:p>
            <text:p text:style-name="P5"><text:span text:style-name="T15">CA9999TT</text:span></text:p>
          </table:table-cell>
        </table:table-row>
        <table:table-row table:style-name="Таблица3.3">
          <table:table-cell table:style-name="Таблица3.A3" office:value-type="string">
            <text:p text:style-name="P5"><text:span text:style-name="T15">['IN, CA2844AA',</text:span></text:p>
            <text:p text:style-name="P5"><text:span text:style-name="T15">'IN, CA1234TA',</text:span></text:p>
            <text:p text:style-name="P5"><text:span text:style-name="T15">'OUT, CA2844AA',</text:span></text:p>
            <text:p text:style-name="P5"><text:span text:style-name="T15">'OUT, CA1234TA']</text:span></text:p>
          </table:table-cell>
          <table:table-cell table:style-name="Таблица3.B2" office:value-type="string">
            <text:p text:style-name="P5"><text:span text:style-name="T15">Parking Lot is Empty</text:span></text:p>
          </table:table-cell>
        </table:table-row>
      </table:table>
      <text:list xml:id="list100829265051509" text:continue-list="list100827601400282" text:style-name="WWNum40">
        <text:list-item>
          <text:h text:style-name="P23" text:outline-level="1">Party Time</text:h>
        </text:list-item>
      </text:list>
      <text:p text:style-name="Standard">There is a party at SoftUni. Many guests are invited and they are <text:span text:style-name="T10">two types</text:span>: VIP and regular. When guests come to the party check if he/she <text:span text:style-name="T10">exists</text:span> in any of the <text:span text:style-name="T10">two reservation lists</text:span>. </text:p>
      <text:p text:style-name="Standard">The input will come as <text:span text:style-name="T10">array of strings</text:span>. You will be given the list with the guests before you receive a command <text:span text:style-name="T10">"PARTY"</text:span></text:p>
      <text:p text:style-name="Standard">All <text:span text:style-name="T10">VIP numbers start with digit</text:span></text:p>
      <text:p text:style-name="Standard">When you receive the command <text:span text:style-name="T10">"PARTY"</text:span> the guests start coming.</text:p>
      <text:p text:style-name="Standard">Print the count of guests then all guest, who didn't come to the party (VIP must be first) </text:p>
      <text:h text:style-name="Heading_20_3" text:outline-level="3">Examples</text:h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 table:style-name="Таблица4.1">
          <table:table-cell table:style-name="Таблица4.A1" office:value-type="string">
            <text:p text:style-name="P6"><text:span text:style-name="T10">Input</text:span></text:p>
          </table:table-cell>
          <table:table-cell table:style-name="Таблица4.A1" office:value-type="string">
            <text:p text:style-name="P6"><text:span text:style-name="T10">Output</text:span></text:p>
          </table:table-cell>
          <table:table-cell table:style-name="Таблица4.A1" office:value-type="string">
            <text:p text:style-name="P6"><text:span text:style-name="T10">Input</text:span></text:p>
          </table:table-cell>
          <table:table-cell table:style-name="Таблица4.A1" office:value-type="string">
            <text:p text:style-name="P6"><text:span text:style-name="T10">Output</text:span></text:p>
          </table:table-cell>
        </table:table-row>
        <table:table-row table:style-name="Таблица4.1">
          <table:table-cell table:style-name="Таблица4.A2" office:value-type="string">
            <text:p text:style-name="P5"><text:span text:style-name="T15">['7IK9Yo0h',</text:span></text:p>
            <text:p text:style-name="P5"><text:span text:style-name="T15">'9NoBUajQ',</text:span></text:p>
            <text:p text:style-name="P5"><text:span text:style-name="T15">'Ce8vwPmE',</text:span></text:p>
            <text:p text:style-name="P5"><text:span text:style-name="T15">'SVQXQCbc',</text:span></text:p>
            <text:p text:style-name="P5"><text:span text:style-name="T15">'tSzE5t0p',</text:span></text:p>
            <text:p text:style-name="P5"><text:span text:style-name="T15">'PARTY',</text:span></text:p>
            <text:p text:style-name="P5"><text:span text:style-name="T15">'9NoBUajQ',</text:span></text:p>
            <text:p text:style-name="P5"><text:span text:style-name="T15">'Ce8vwPmE',</text:span></text:p>
            <text:p text:style-name="P5"><text:span text:style-name="T15">'SVQXQCbc'</text:span></text:p>
            <text:p text:style-name="P5"><text:span text:style-name="T15">]</text:span></text:p>
          </table:table-cell>
          <table:table-cell table:style-name="Таблица4.B2" office:value-type="string">
            <text:p text:style-name="P5"><text:span text:style-name="T15">2</text:span></text:p>
            <text:p text:style-name="P5"><text:span text:style-name="T15">7IK9Yo0h</text:span></text:p>
            <text:p text:style-name="P5"><text:span text:style-name="T15">tSzE5t0p</text:span></text:p>
          </table:table-cell>
          <table:table-cell table:style-name="Таблица4.C2" office:value-type="string">
            <text:p text:style-name="P5"><text:span text:style-name="T15">['m8rfQBvl',</text:span></text:p>
            <text:p text:style-name="P5"><text:span text:style-name="T15">'fc1oZCE0',</text:span></text:p>
            <text:p text:style-name="P5"><text:span text:style-name="T15">'UgffRkOn',</text:span></text:p>
            <text:p text:style-name="P5"><text:span text:style-name="T15">'7ugX7bm0',</text:span></text:p>
            <text:p text:style-name="P5"><text:span text:style-name="T15">'9CQBGUeJ',</text:span></text:p>
            <text:p text:style-name="P5"><text:span text:style-name="T15">'2FQZT3uC',</text:span></text:p>
            <text:p text:style-name="P5"><text:span text:style-name="T15">'dziNz78I',</text:span></text:p>
            <text:p text:style-name="P5"><text:span text:style-name="T15">'mdSGyQCJ',</text:span></text:p>
            <text:p text:style-name="P5"><text:span text:style-name="T15">'LjcVpmDL',</text:span></text:p>
            <text:p text:style-name="P5"><text:span text:style-name="T15">'fPXNHpm1',</text:span></text:p>
            <text:p text:style-name="P5"><text:span text:style-name="T15">'HTTbwRmM',</text:span></text:p>
            <text:p text:style-name="P5"><text:span text:style-name="T15">'B5yTkMQi',</text:span></text:p>
            <text:p text:style-name="P5"><text:span text:style-name="T15">'8N0FThqG',</text:span></text:p>
            <text:p text:style-name="P5"><text:span text:style-name="T15">'xys2FYzn',</text:span></text:p>
            <text:p text:style-name="P5"><text:span text:style-name="T15">'MDzcM9ZK',</text:span></text:p>
            <text:p text:style-name="P5"><text:span text:style-name="T15">'PARTY',</text:span></text:p>
            <text:p text:style-name="P5"><text:span text:style-name="T15">'2FQZT3uC',</text:span></text:p>
            <text:p text:style-name="P5"><text:soft-page-break/><text:span text:style-name="T15">'dziNz78I',</text:span></text:p>
            <text:p text:style-name="P5"><text:span text:style-name="T15">'mdSGyQCJ',</text:span></text:p>
            <text:p text:style-name="P5"><text:span text:style-name="T15">'LjcVpmDL',</text:span></text:p>
            <text:p text:style-name="P5"><text:span text:style-name="T15">'fPXNHpm1',</text:span></text:p>
            <text:p text:style-name="P5"><text:span text:style-name="T15">'HTTbwRmM',</text:span></text:p>
            <text:p text:style-name="P5"><text:span text:style-name="T15">'B5yTkMQi',</text:span></text:p>
            <text:p text:style-name="P5"><text:span text:style-name="T15">'8N0FThqG',</text:span></text:p>
            <text:p text:style-name="P5"><text:span text:style-name="T15">'m8rfQBvl',</text:span></text:p>
            <text:p text:style-name="P5"><text:span text:style-name="T15">'fc1oZCE0',</text:span></text:p>
            <text:p text:style-name="P5"><text:span text:style-name="T15">'UgffRkOn',</text:span></text:p>
            <text:p text:style-name="P5"><text:span text:style-name="T15">'7ugX7bm0',</text:span></text:p>
            <text:p text:style-name="P5"><text:span text:style-name="T15">'9CQBGUeJ'</text:span></text:p>
            <text:p text:style-name="P5"><text:span text:style-name="T15">]</text:span></text:p>
          </table:table-cell>
          <table:table-cell table:style-name="Таблица4.B2" office:value-type="string">
            <text:p text:style-name="P5"><text:span text:style-name="T15">2</text:span></text:p>
            <text:p text:style-name="P5"><text:span text:style-name="T15">xys2FYzn</text:span></text:p>
            <text:p text:style-name="P5"><text:span text:style-name="T15">MDzcM9ZK</text:span></text:p>
          </table:table-cell>
        </table:table-row>
      </table:table>
      <text:list xml:id="list100829218005582" text:continue-numbering="true" text:style-name="WWNum40">
        <text:list-item>
          <text:h text:style-name="P23" text:outline-level="1">Card Game</text:h>
        </text:list-item>
      </text:list>
      <text:p text:style-name="P1">You are given a sequence of people and for every person what cards he draws from the deck. The input will be <text:span text:style-name="T10">array of strings</text:span>. Each string will be in format:</text:p>
      <text:p text:style-name="P1"><text:span text:style-name="T11">{personName}: {PT, PT, PT,… PT}</text:span></text:p>
      <text:p text:style-name="P1">Where P (2, 3, 4, 5, 6, 7, 8, 9, 10, J, Q, K, A) is the power of the card and T (S, H, D, C) is the type. The name can contain any ASCII symbol except <text:span text:style-name="T10">':'</text:span>. The input will always be valid and in the format described, there is no need to check it.</text:p>
      <text:p text:style-name="P1">A single person <text:span text:style-name="T21">cannot have more than one</text:span> card with the same power and type, if he draws such a card he discards it. The people are playing with <text:span text:style-name="T21">multiple decks</text:span>. Each card has a value that is calculated by the power multiplied by the type. Powers <text:span text:style-name="T10">2 to 10</text:span> have the same value and <text:span text:style-name="T10">J to A</text:span> are <text:span text:style-name="T10">11 to 14</text:span>. Types are mapped to multipliers the following way (<text:span text:style-name="T10">S -&gt; 4, H-&gt; 3, D -&gt; 2, C -&gt; 1</text:span>).</text:p>
      <text:p text:style-name="P1">Finally print out the total value each player has in his hand in the format:</text:p>
      <text:p text:style-name="P1"><text:span text:style-name="T11">{personName}: {value}</text:span></text:p>
      <text:h text:style-name="P19" text:outline-level="3"><text:span text:style-name="T23">Examples</text:span></text:h>
      <text:p text:style-name="P3"/>
      <text:p text:style-name="P3"><draw:frame draw:style-name="fr1" draw:name="Рамка4" text:anchor-type="paragraph" svg:x="-0.159cm" svg:y="0.45cm" svg:width="15.87cm" draw:z-index="136"><draw:text-box fo:min-height="0cm"><table:table table:name="Таблица5" table:style-name="Таблица5"><table:table-column table:style-name="Таблица5.A"/><table:table-column table:style-name="Таблица5.B"/><table:table-row table:style-name="Таблица5.1"><table:table-cell table:style-name="Таблица5.A1" office:value-type="string"><text:p text:style-name="P6"><text:span text:style-name="T10">Input</text:span></text:p></table:table-cell><table:table-cell table:style-name="Таблица5.A1" office:value-type="string"><text:p text:style-name="P6"><text:span text:style-name="T10">Output</text:span></text:p></table:table-cell></table:table-row><table:table-row table:style-name="Таблица5.2"><table:table-cell table:style-name="Таблица5.A2" office:value-type="string"><text:p text:style-name="P7"><text:span text:style-name="T19">[</text:span></text:p><text:p text:style-name="P7"><text:span text:style-name="T19">'Peter: 2C, 4H, 9H, AS, QS',</text:span></text:p><text:p text:style-name="P7"><text:span text:style-name="T19">'Tomas: 3H, 10S, JC, KD, 5S, 10S',</text:span></text:p><text:p text:style-name="P7"><text:span text:style-name="T19">'Andrea: QH, QC, QS, QD',</text:span></text:p><text:p text:style-name="P7"><text:span text:style-name="T19">'Tomas: 6H, 7S, KC, KD, 5S, 10C',</text:span></text:p><text:p text:style-name="P7"><text:span text:style-name="T19">'Andrea: QH, QC, JS, JD, JC',</text:span></text:p><text:p text:style-name="P7"><text:span text:style-name="T19">'Peter: JD, JD, JD, JD, JD, JD'</text:span></text:p><text:p text:style-name="P7"><text:span text:style-name="T19">]</text:span></text:p></table:table-cell><table:table-cell table:style-name="Таблица5.B2" office:value-type="string"><text:p text:style-name="P7"><text:span text:style-name="T14">Peter: 167</text:span></text:p><text:p text:style-name="P7"><text:span text:style-name="T14">Tomas: 175</text:span></text:p><text:p text:style-name="P7"><text:span text:style-name="T14">Andrea: 197</text:span></text:p></table:table-cell></table:table-row></table:table></draw:text-box></draw:frame></text:p>
      <text:list xml:id="list100829191554987" text:continue-numbering="true" text:style-name="WWNum40">
        <text:list-item>
          <text:h text:style-name="P23" text:outline-level="1">Travel Time</text:h>
        </text:list-item>
      </text:list>
      <text:p text:style-name="Standard">Write a function that <text:span text:style-name="T10">collects</text:span> and <text:span text:style-name="T10">orders </text:span>information about traveling destinations.</text:p>
      <text:p text:style-name="Standard">As <text:span text:style-name="T10">input </text:span>you will receive an <text:span text:style-name="T10">array of strings</text:span>.</text:p>
      <text:p text:style-name="Standard"><text:soft-page-break/>Each string will consist of the following information with format:</text:p>
      <text:p text:style-name="P25">"Country name &gt; Town name &gt; Travel cost"</text:p>
      <text:p text:style-name="P25"><text:span text:style-name="T26">Country name will be unique string, Town name will also be unique string, Travel cost will be a number.</text:span></text:p>
      <text:p text:style-name="P25"><text:span text:style-name="T26">If you receive </text:span><text:span text:style-name="T27">the same</text:span><text:span text:style-name="T26"> Town name twice, you should keep the </text:span><text:span text:style-name="T27">cheapest</text:span><text:span text:style-name="T26"> offer. </text:span><text:span text:style-name="T27">Have in mind</text:span><text:span text:style-name="T26"> that one Country may have </text:span><text:span text:style-name="T27">several </text:span><text:span text:style-name="T26">Towns to visit.</text:span></text:p>
      <text:p text:style-name="Standard">After you finish the organizational part, you need to let Steven know which destination point to visit first. The order will be as follows: <text:s/>First sort Country names <text:span text:style-name="T10">alphabetically </text:span>and then sort by <text:span text:style-name="T10">lowest</text:span> Travel cost.</text:p>
      <text:h text:style-name="Heading_20_3" text:outline-level="3">Examples</text:h>
      <text:p text:style-name="P2"><draw:frame draw:style-name="fr1" draw:name="Рамка5" text:anchor-type="paragraph" svg:x="-0.159cm" svg:y="0.45cm" svg:width="16.302cm" draw:z-index="137"><draw:text-box fo:min-height="0cm"><table:table table:name="Таблица6" table:style-name="Таблица6"><table:table-column table:style-name="Таблица6.A"/><table:table-column table:style-name="Таблица6.B"/><table:table-row table:style-name="Таблица6.1"><table:table-cell table:style-name="Таблица6.A1" office:value-type="string"><text:p text:style-name="P6"><text:span text:style-name="T10">Input</text:span></text:p></table:table-cell><table:table-cell table:style-name="Таблица6.A1" office:value-type="string"><text:p text:style-name="P6"><text:span text:style-name="T10">Output</text:span></text:p></table:table-cell></table:table-row><table:table-row table:style-name="Таблица6.2"><table:table-cell table:style-name="Таблица6.A2" office:value-type="string"><text:p text:style-name="P7"><text:span text:style-name="T14">[</text:span></text:p><text:p text:style-name="P7"><text:span text:style-name="T14">"Bulgaria &gt; Sofia &gt; 500",</text:span></text:p><text:p text:style-name="P7"><text:span text:style-name="T14">"Bulgaria &gt; Sopot &gt; 800",</text:span></text:p><text:p text:style-name="P7"><text:span text:style-name="T14">"France &gt; Paris &gt; 2000",</text:span></text:p><text:p text:style-name="P7"><text:span text:style-name="T14">"Albania &gt; Tirana &gt; 1000",</text:span></text:p><text:p text:style-name="P7"><text:span text:style-name="T14">"Bulgaria &gt; Sofia &gt; 200"</text:span></text:p><text:p text:style-name="P7"><text:span text:style-name="T14">]</text:span></text:p></table:table-cell><table:table-cell table:style-name="Таблица6.B2" office:value-type="string"><text:p text:style-name="P7"><text:span text:style-name="T14">Albania -&gt; Tirana -&gt; 1000</text:span></text:p><text:p text:style-name="P7"><text:span text:style-name="T14">Bulgaria -&gt; Sofia -&gt; 200 Sopot -&gt; 800</text:span></text:p><text:p text:style-name="P7"><text:span text:style-name="T14">France -&gt; Paris -&gt; 2000</text:span></text:p></table:table-cell></table:table-row></table:table></draw:text-box></draw:frame></text:p>
      <text:list xml:id="list100828787986982" text:continue-numbering="true" text:style-name="WWNum40">
        <text:list-item>
          <text:h text:style-name="P23" text:outline-level="1">Company Users</text:h>
        </text:list-item>
      </text:list>
      <text:p text:style-name="Standard"><text:span text:style-name="T28">Write a function which keeps information about companies and their employees. </text:span></text:p>
      <text:p text:style-name="Standard"><text:span text:style-name="T28">You will receive </text:span><text:span text:style-name="T12">array of strings</text:span><text:span text:style-name="T28"> containing </text:span><text:span text:style-name="Strong"><text:span text:style-name="T28">company</text:span></text:span><text:span text:style-name="T28"> </text:span><text:span text:style-name="T12">name</text:span><text:span text:style-name="T28"> and </text:span><text:span text:style-name="T12">employee's id. </text:span><text:span text:style-name="T28">Add each employee to the given company. Keep in mind that a company cannot have two employees with the same id.</text:span></text:p>
      <text:p text:style-name="Standard"><text:span text:style-name="T28">When you finish reading data, </text:span><text:span text:style-name="Strong"><text:span text:style-name="T28">order the companies by the name in ascending order</text:span></text:span><text:span text:style-name="T28">. </text:span></text:p>
      <text:p text:style-name="Standard"><text:span text:style-name="T28">Print the company name and each employee's id in the following format:</text:span></text:p>
      <text:p text:style-name="Standard"><text:span text:style-name="Strong"><text:span text:style-name="T28">{companyName}</text:span></text:span></text:p>
      <text:p text:style-name="Standard"><text:span text:style-name="Strong"><text:span text:style-name="T28">-- {id1}</text:span></text:span></text:p>
      <text:p text:style-name="Standard"><text:span text:style-name="Strong"><text:span text:style-name="T28">-- {id2}</text:span></text:span></text:p>
      <text:p text:style-name="Standard"><text:span text:style-name="Strong"><text:span text:style-name="T28">-- {idN}</text:span></text:span></text:p>
      <text:h text:style-name="P11" text:outline-level="3"><text:span text:style-name="T29">Input / Constraints</text:span></text:h>
      <text:list xml:id="list340005983" text:style-name="WWNum43">
        <text:list-item>
          <text:p text:style-name="P12"><text:span text:style-name="T28">The input come </text:span><text:span text:style-name="T12">as array of strings</text:span><text:span text:style-name="T28">, each in the format: "</text:span><text:span text:style-name="T12">{companyName} -&gt; {employeeId}</text:span><text:span text:style-name="T28">".</text:span></text:p>
        </text:list-item>
        <text:list-item>
          <text:p text:style-name="P12"><text:span text:style-name="T28">The input always will be valid.</text:span></text:p>
        </text:list-item>
      </text:list>
      <text:p text:style-name="P13"/>
      <text:h text:style-name="Heading_20_3" text:outline-level="3">Examples</text:h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row table:style-name="Таблица7.1">
          <table:table-cell table:style-name="Таблица7.A1" office:value-type="string">
            <text:p text:style-name="P6"><text:span text:style-name="T10">Input</text:span></text:p>
          </table:table-cell>
          <table:table-cell table:style-name="Таблица7.A1" office:value-type="string">
            <text:p text:style-name="P6"><text:span text:style-name="T10">Output</text:span></text:p>
          </table:table-cell>
          <table:table-cell table:style-name="Таблица7.C1" office:value-type="string">
            <text:p text:style-name="P8"/>
          </table:table-cell>
          <table:table-cell table:style-name="Таблица7.D1" office:value-type="string">
            <text:p text:style-name="P6"><text:span text:style-name="T10">Input</text:span></text:p>
          </table:table-cell>
          <table:table-cell table:style-name="Таблица7.D1" office:value-type="string">
            <text:p text:style-name="P6"><text:span text:style-name="T10">Output</text:span></text:p>
          </table:table-cell>
        </table:table-row>
        <table:table-row table:style-name="Таблица7.1">
          <table:table-cell table:style-name="Таблица7.A2" office:value-type="string">
            <text:p text:style-name="P5"><text:span text:style-name="T15">[</text:span></text:p>
            <text:p text:style-name="P5"><text:span text:style-name="T15">'SoftUni -&gt; AA12345',</text:span></text:p>
            <text:p text:style-name="P5"><text:span text:style-name="T15">'SoftUni -&gt; </text:span><text:soft-page-break/><text:span text:style-name="T15">BB12345',</text:span></text:p>
            <text:p text:style-name="P5"><text:span text:style-name="T15">'Microsoft -&gt; CC12345',</text:span></text:p>
            <text:p text:style-name="P5"><text:span text:style-name="T15">'HP -&gt; BB12345'</text:span></text:p>
            <text:p text:style-name="P7"><text:span text:style-name="T15">]</text:span></text:p>
          </table:table-cell>
          <table:table-cell table:style-name="Таблица7.B2" office:value-type="string">
            <text:p text:style-name="P5"><text:span text:style-name="T15">HP</text:span></text:p>
            <text:p text:style-name="P5"><text:span text:style-name="T15">-- BB12345</text:span></text:p>
            <text:p text:style-name="P5"><text:span text:style-name="T15">Microsoft</text:span></text:p>
            <text:p text:style-name="P5"><text:soft-page-break/><text:span text:style-name="T15">-- CC12345</text:span></text:p>
            <text:p text:style-name="P5"><text:span text:style-name="T15">SoftUni</text:span></text:p>
            <text:p text:style-name="P5"><text:span text:style-name="T15">-- AA12345</text:span></text:p>
            <text:p text:style-name="P7"><text:span text:style-name="T15">-- BB12345</text:span></text:p>
          </table:table-cell>
          <table:table-cell table:style-name="Таблица7.C2" office:value-type="string">
            <text:p text:style-name="P9"/>
          </table:table-cell>
          <table:table-cell table:style-name="Таблица7.D2" office:value-type="string">
            <text:p text:style-name="P5"><text:span text:style-name="T15">[</text:span></text:p>
            <text:p text:style-name="P5"><text:span text:style-name="T15">'SoftUni -&gt; AA12345',</text:span></text:p>
            <text:p text:style-name="P5"><text:span text:style-name="T15">'SoftUni -&gt; </text:span><text:soft-page-break/><text:span text:style-name="T15">CC12344',</text:span></text:p>
            <text:p text:style-name="P5"><text:span text:style-name="T15">'Lenovo -&gt; XX23456',</text:span></text:p>
            <text:p text:style-name="P5"><text:span text:style-name="T15">'SoftUni -&gt; AA12345',</text:span></text:p>
            <text:p text:style-name="P5"><text:span text:style-name="T15">'Movement -&gt; DD11111'</text:span></text:p>
            <text:p text:style-name="P7"><text:span text:style-name="T15">]</text:span></text:p>
          </table:table-cell>
          <table:table-cell table:style-name="Таблица7.E2" office:value-type="string">
            <text:p text:style-name="P5"><text:span text:style-name="T15">Lenovo</text:span></text:p>
            <text:p text:style-name="P5"><text:span text:style-name="T15">-- XX23456</text:span></text:p>
            <text:p text:style-name="P5"><text:span text:style-name="T15">Movement</text:span></text:p>
            <text:p text:style-name="P5"><text:soft-page-break/><text:span text:style-name="T15">-- DD11111</text:span></text:p>
            <text:p text:style-name="P5"><text:span text:style-name="T15">SoftUni</text:span></text:p>
            <text:p text:style-name="P5"><text:span text:style-name="T15">-- AA12345</text:span></text:p>
            <text:p text:style-name="P7"><text:span text:style-name="T15">-- CC12344</text:span></text:p>
          </table:table-cell>
        </table:table-row>
      </table:table>
      <text:p text:style-name="Default"><text:span text:style-name="T1"><text:line-break/></text:span></text:p>
      <text:list xml:id="list100827853473866" text:continue-list="list100828787986982" text:style-name="WWNum40">
        <text:list-item>
          <text:h text:style-name="P23" text:outline-level="1">A Miner Task</text:h>
        </text:list-item>
      </text:list>
      <text:p text:style-name="P1">You are given an <text:span text:style-name="T10">array of strings</text:span>. Every <text:span text:style-name="T10">odd string</text:span> is representing a <text:span text:style-name="T10">resource</text:span> (e.g. Gold, Silver, Copper, and so on), and <text:span text:style-name="T10">every even</text:span> – <text:span text:style-name="T10">quantity</text:span>. Your task is to collect the resources and print them each on a new line. </text:p>
      <text:p text:style-name="P1"><text:span text:style-name="T11">Print the resources and their quantities in format:</text:span></text:p>
      <text:p text:style-name="P1"><text:span text:style-name="T11">{resource} –&gt; {quantity}</text:span></text:p>
      <text:p text:style-name="P1">The quantities inputs will be in the range [1 … 2 000 000 000]</text:p>
      <text:h text:style-name="P14" text:outline-level="3"><text:span text:style-name="T30">Examples</text:span></text:h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column table:style-name="Таблица8.E"/>
        <table:table-row table:style-name="Таблица8.1">
          <table:table-cell table:style-name="Таблица8.A1" office:value-type="string">
            <text:p text:style-name="P6"><text:span text:style-name="T10">Input</text:span></text:p>
          </table:table-cell>
          <table:table-cell table:style-name="Таблица8.A1" office:value-type="string">
            <text:p text:style-name="P6"><text:span text:style-name="T10">Output</text:span></text:p>
          </table:table-cell>
          <table:table-cell table:style-name="Таблица8.C1" office:value-type="string">
            <text:p text:style-name="P8"/>
          </table:table-cell>
          <table:table-cell table:style-name="Таблица8.D1" office:value-type="string">
            <text:p text:style-name="P6"><text:span text:style-name="T10">Input</text:span></text:p>
          </table:table-cell>
          <table:table-cell table:style-name="Таблица8.D1" office:value-type="string">
            <text:p text:style-name="P6"><text:span text:style-name="T10">Output</text:span></text:p>
          </table:table-cell>
        </table:table-row>
        <table:table-row table:style-name="Таблица8.1">
          <table:table-cell table:style-name="Таблица8.A2" office:value-type="string">
            <text:p text:style-name="P7"><text:span text:style-name="T19">[</text:span></text:p>
            <text:p text:style-name="P7"><text:span text:style-name="T19">'Gold',</text:span></text:p>
            <text:p text:style-name="P7"><text:span text:style-name="T19">'155',</text:span></text:p>
            <text:p text:style-name="P7"><text:span text:style-name="T19">'Silver',</text:span></text:p>
            <text:p text:style-name="P7"><text:span text:style-name="T19">'10',</text:span></text:p>
            <text:p text:style-name="P7"><text:span text:style-name="T19">'Copper',</text:span></text:p>
            <text:p text:style-name="P7"><text:span text:style-name="T19">'17'</text:span></text:p>
            <text:p text:style-name="P7"><text:span text:style-name="T19">]</text:span></text:p>
          </table:table-cell>
          <table:table-cell table:style-name="Таблица8.B2" office:value-type="string">
            <text:p text:style-name="P7"><text:span text:style-name="T19">Gold -&gt; 155</text:span><text:bookmark text:name="OLE_LINK4"/></text:p>
            <text:p text:style-name="P7"><text:span text:style-name="T19">Silver -&gt; 10</text:span></text:p>
            <text:p text:style-name="P7"><text:span text:style-name="T19">Copper -&gt; 17</text:span></text:p>
          </table:table-cell>
          <table:table-cell table:style-name="Таблица8.C2" office:value-type="string">
            <text:p text:style-name="P9"/>
          </table:table-cell>
          <table:table-cell table:style-name="Таблица8.D2" office:value-type="string">
            <text:p text:style-name="P7"><text:span text:style-name="T19">[</text:span></text:p>
            <text:p text:style-name="P7"><text:span text:style-name="T19">'gold',</text:span></text:p>
            <text:p text:style-name="P7"><text:span text:style-name="T19">'155',</text:span></text:p>
            <text:p text:style-name="P7"><text:span text:style-name="T19">'silver',</text:span></text:p>
            <text:p text:style-name="P7"><text:span text:style-name="T19">'10',</text:span></text:p>
            <text:p text:style-name="P7"><text:span text:style-name="T19">'copper',</text:span></text:p>
            <text:p text:style-name="P7"><text:span text:style-name="T19">'17',</text:span></text:p>
            <text:p text:style-name="P7"><text:span text:style-name="T19">'gold',</text:span></text:p>
            <text:p text:style-name="P7"><text:span text:style-name="T19">'15'</text:span></text:p>
            <text:p text:style-name="P7"><text:span text:style-name="T19">]</text:span></text:p>
          </table:table-cell>
          <table:table-cell table:style-name="Таблица8.E2" office:value-type="string">
            <text:p text:style-name="P7"><text:span text:style-name="T19">gold -&gt; 170</text:span></text:p>
            <text:p text:style-name="P7"><text:span text:style-name="T19">silver -&gt; 10</text:span></text:p>
            <text:p text:style-name="P7"><text:span text:style-name="T19">copper -&gt; 17</text:span></text:p>
          </table:table-cell>
        </table:table-row>
      </table:table>
      <text:p text:style-name="P22"/>
      <text:p text:style-name="P22"/>
      <text:list xml:id="list100828735490242" text:continue-numbering="true" text:style-name="WWNum40">
        <text:list-item>
          <text:h text:style-name="P23" text:outline-level="1">*Arena Tier</text:h>
        </text:list-item>
      </text:list>
      <text:p text:style-name="Standard"><text:span text:style-name="T28">Pesho is a pro gladiator, he is struggling to become master of the Arena. </text:span></text:p>
      <text:p text:style-name="Standard"><text:span text:style-name="T28">You will receive </text:span><text:span text:style-name="T12">several input lines</text:span><text:span text:style-name="T28"> in one of the following formats:</text:span></text:p>
      <text:p text:style-name="Code">"{gladiator} -&gt; {technique} -&gt; {skill}"</text:p>
      <text:p text:style-name="Code">"{gladiator} vs {gladiator}"</text:p>
      <text:p text:style-name="Standard">The <text:span text:style-name="Code_20_Char"><text:span text:style-name="T28">gladiator and technique </text:span></text:span>are strings, the given <text:span text:style-name="T10">skill</text:span> will be an integer number. You need to keep track of <text:span text:style-name="T10">every gladiator</text:span>. </text:p>
      <text:p text:style-name="Standard">When you receive a <text:span text:style-name="T10">gladiator and his technique and skill</text:span>, add him to the gladiator pool, if he isn't present, else add his technique or update his skill, only if the current technique skill is lower than the new value.</text:p>
      <text:p text:style-name="Standard"><text:soft-page-break/>If you receive <text:span text:style-name="T10">"{gladiator} vs {gladiator}"</text:span> and both gladiators exist in the tier, they duel with the following rules:</text:p>
      <text:p text:style-name="Standard">Compare their techniques, if they got at least one in common, the gladiator with better total skill points wins and the other is demoted from the tier -&gt; remove him.</text:p>
      <text:p text:style-name="Standard">If they don't have techniques in common, the duel isn't happening and both continue in the Season.</text:p>
      <text:p text:style-name="Standard">You should end your program when you receive the command <text:span text:style-name="Code_20_Char">"Ave Cesar"</text:span>. At that point you should print the gladiators, <text:span text:style-name="T10">ordered by total skill in desecending order, then ordered by name in ascending order</text:span>. Foreach gladiator print their technique and skill, <text:span text:style-name="T10">ordered desecending, then ordered by technique name in ascending order</text:span></text:p>
      <text:h text:style-name="Heading_20_3" text:outline-level="3">Input / Constraints</text:h>
      <text:p text:style-name="Standard">You will receive an <text:span text:style-name="T10">array of strings</text:span> as a parameter to your solution.</text:p>
      <text:list xml:id="list1943173792" text:style-name="WWNum41">
        <text:list-item>
          <text:p text:style-name="P30">The input comes in the form of commands in one of the formats specified above.</text:p>
        </text:list-item>
        <text:list-item>
          <text:p text:style-name="P30">Gladiator and technique <text:span text:style-name="T10">will always be one word string, containing no whitespaces</text:span>.</text:p>
        </text:list-item>
        <text:list-item>
          <text:p text:style-name="P30">Skill will be an <text:span text:style-name="T10">integer</text:span> in the <text:span text:style-name="T10">range [0, 1000]</text:span>.</text:p>
        </text:list-item>
        <text:list-item>
          <text:p text:style-name="P30">There will be <text:span text:style-name="T10">no invalid</text:span> input lines.</text:p>
        </text:list-item>
        <text:list-item>
          <text:p text:style-name="P30">The programm ends when you receive the command <text:span text:style-name="Code_20_Char">"Ave Cesar"</text:span>.<text:span text:style-name="T1"><text:line-break/></text:span></text:p>
        </text:list-item>
      </text:list>
      <text:h text:style-name="Heading_20_3" text:outline-level="3">Output</text:h>
      <text:list xml:id="list100827949892568" text:continue-numbering="true" text:style-name="WWNum41">
        <text:list-item>
          <text:p text:style-name="P30">The output format for each gladiator is:</text:p>
        </text:list-item>
      </text:list>
      <text:p text:style-name="P26">"{gladiator}: {totalSkill} skill"</text:p>
      <text:p text:style-name="P27">"- {technique}<text:span text:style-name="T20"> &lt;!&gt; {skill}"</text:span></text:p>
      <text:p text:style-name="Standard"><text:span text:style-name="T33">Scroll down to see examples.</text:span></text:p>
      <text:h text:style-name="Heading_20_3" text:outline-level="3">Examples</text:h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row table:style-name="Таблица9.1">
          <table:table-cell table:style-name="Таблица9.A1" office:value-type="string">
            <text:p text:style-name="P6"><text:span text:style-name="T10">Input</text:span></text:p>
          </table:table-cell>
          <table:table-cell table:style-name="Таблица9.A1" office:value-type="string">
            <text:p text:style-name="P6"><text:span text:style-name="T10">Output</text:span></text:p>
          </table:table-cell>
          <table:table-cell table:style-name="Таблица9.A1" office:value-type="string">
            <text:p text:style-name="P6"><text:span text:style-name="T10">Comments</text:span><text:bookmark text:name="_Hlk507808303"/></text:p>
          </table:table-cell>
        </table:table-row>
        <table:table-row table:style-name="Таблица9.2">
          <table:table-cell table:style-name="Таблица9.A2" office:value-type="string">
            <text:p text:style-name="P5"><text:span text:style-name="T15">[</text:span></text:p>
            <text:p text:style-name="P5"><text:span text:style-name="T15">'Peter -&gt; BattleCry -&gt; 400',</text:span></text:p>
            <text:p text:style-name="P5"><text:span text:style-name="T15">'Alex -&gt; PowerPunch -&gt; 300',</text:span></text:p>
            <text:p text:style-name="P5"><text:span text:style-name="T15">'Stefan -&gt; Duck -&gt; 200',</text:span></text:p>
            <text:p text:style-name="P5"><text:span text:style-name="T15">'Stefan -&gt; Tiger -&gt; 250',</text:span></text:p>
            <text:p text:style-name="P5"><text:span text:style-name="T15">'Ave Cesar'</text:span></text:p>
            <text:p text:style-name="P5"><text:span text:style-name="T15">]</text:span></text:p>
          </table:table-cell>
          <table:table-cell table:style-name="Таблица9.B2" office:value-type="string">
            <text:p text:style-name="P5"><text:span text:style-name="T15">Stefan: 450 skill</text:span></text:p>
            <text:p text:style-name="P5"><text:span text:style-name="T15">- Tiger &lt;!&gt; 250</text:span></text:p>
            <text:p text:style-name="P5"><text:span text:style-name="T15">- Duck &lt;!&gt; 200</text:span></text:p>
            <text:p text:style-name="P5"><text:span text:style-name="T15">Peter: 400 skill</text:span></text:p>
            <text:p text:style-name="P5"><text:span text:style-name="T15">- BattleCry &lt;!&gt; 400</text:span></text:p>
            <text:p text:style-name="P5"><text:span text:style-name="T15">Alex: 300 skill</text:span></text:p>
            <text:p text:style-name="P5"><text:span text:style-name="T15">- PowerPunch &lt;!&gt; 300</text:span></text:p>
          </table:table-cell>
          <table:table-cell table:style-name="Таблица9.C2" office:value-type="string">
            <text:p text:style-name="P5"><text:span text:style-name="T15">We order the gladiators by total skill points descending, then by name. We print every technique along its skill ordered descending by skill, then by technique name.</text:span></text:p>
          </table:table-cell>
        </table:table-row>
        <table:table-row table:style-name="Таблица9.3">
          <table:table-cell table:style-name="Таблица9.A1" office:value-type="string">
            <text:p text:style-name="P6"><text:span text:style-name="T10">Input</text:span></text:p>
          </table:table-cell>
          <table:table-cell table:style-name="Таблица9.A1" office:value-type="string">
            <text:p text:style-name="P6"><text:span text:style-name="T10">Output</text:span></text:p>
          </table:table-cell>
          <table:table-cell table:style-name="Таблица9.A1" office:value-type="string">
            <text:p text:style-name="P8"/>
          </table:table-cell>
        </table:table-row>
        <text:soft-page-break/>
        <table:table-row table:style-name="Таблица9.4">
          <table:table-cell table:style-name="Таблица9.A4" office:value-type="string">
            <text:p text:style-name="P5"><text:span text:style-name="T15">[</text:span></text:p>
            <text:p text:style-name="P5"><text:span text:style-name="T15">'Pesho -&gt; Duck -&gt; 400',</text:span></text:p>
            <text:p text:style-name="P5"><text:span text:style-name="T15">'Julius -&gt; Shield -&gt; 150',</text:span></text:p>
            <text:p text:style-name="P5"><text:span text:style-name="T15">'Gladius -&gt; Heal -&gt; 200',</text:span></text:p>
            <text:p text:style-name="P5"><text:span text:style-name="T15">'Gladius -&gt; Support -&gt; 250',</text:span></text:p>
            <text:p text:style-name="P5"><text:span text:style-name="T15">'Gladius -&gt; Shield -&gt; 250',</text:span></text:p>
            <text:p text:style-name="P5"><text:span text:style-name="T15">'Peter vs Gladius',</text:span></text:p>
            <text:p text:style-name="P5"><text:span text:style-name="T15">'Gladius vs Julius',</text:span></text:p>
            <text:p text:style-name="P5"><text:span text:style-name="T15">'Gladius vs Maximilian',</text:span></text:p>
            <text:p text:style-name="P5"><text:span text:style-name="T15">'Ave Cesar'</text:span></text:p>
            <text:p text:style-name="P5"><text:span text:style-name="T15">]</text:span></text:p>
          </table:table-cell>
          <table:table-cell table:style-name="Таблица9.B4" office:value-type="string">
            <text:p text:style-name="P5"><text:span text:style-name="T15">Gladius: 700 skill</text:span></text:p>
            <text:p text:style-name="P5"><text:span text:style-name="T15">- Shield &lt;!&gt; 250</text:span></text:p>
            <text:p text:style-name="P5"><text:span text:style-name="T15">- Support &lt;!&gt; 250</text:span></text:p>
            <text:p text:style-name="P5"><text:span text:style-name="T15">- Heal &lt;!&gt; 200</text:span></text:p>
            <text:p text:style-name="P5"><text:span text:style-name="T15">Peter: 400 skill</text:span></text:p>
            <text:p text:style-name="P5"><text:span text:style-name="T15">- Duck &lt;!&gt; 400</text:span></text:p>
          </table:table-cell>
          <table:table-cell table:style-name="Таблица9.C4" office:value-type="string">
            <text:p text:style-name="P5"><text:span text:style-name="T15">Gladius and Peter don't have common technique, so the duel isn't valid.</text:span></text:p>
            <text:p text:style-name="P5"><text:span text:style-name="T15">Gladius wins vs Julius /common technique: "Shield". Julius is demoted.</text:span></text:p>
            <text:p text:style-name="P5"><text:span text:style-name="T15">Maximilian doesn't exist so the duel isn't valid.</text:span></text:p>
            <text:p text:style-name="P5"><text:span text:style-name="T15">We print every gladiator left in the tier.</text:span></text:p>
          </table:table-cell>
        </table:table-row>
      </table:table>
      <text:p text:style-name="P22"/>
      <text:p text:style-name="P22"/>
      <text:h text:style-name="P24" text:outline-level="1">10. *Legendary Farming</text:h>
      <text:p text:style-name="P4">You’ve beaten all the content and the last thing left to accomplish is own a legendary item. However, it’s a tedious process and requires quite a bit of farming. Anyway, you are not too pretentious – any legendary will do. The possible items are:</text:p>
      <text:list xml:id="list3818070236" text:style-name="WWNum44">
        <text:list-item>
          <text:p text:style-name="P31"><text:span text:style-name="T10">Shadowmourne</text:span> – requires <text:span text:style-name="T10">250 Shards</text:span>;</text:p>
        </text:list-item>
        <text:list-item>
          <text:p text:style-name="P31"><text:span text:style-name="T10">Valanyr</text:span> – requires <text:span text:style-name="T10">250 Fragments</text:span>;</text:p>
        </text:list-item>
        <text:list-item>
          <text:p text:style-name="P31"><text:span text:style-name="T10">Dragonwrath </text:span>– requires <text:span text:style-name="T10">250 Motes</text:span>;</text:p>
        </text:list-item>
      </text:list>
      <text:p text:style-name="P4"><text:span text:style-name="T10">Shards, Fragments </text:span>and<text:span text:style-name="T10"> Motes </text:span>are the <text:span text:style-name="T10">key materials</text:span>, all else is <text:span text:style-name="T10">junk. </text:span>You will be given as a string, such as <text:span text:style-name="T10">2 motes 3 ores 15 stones. </text:span>Keep track of the <text:span text:style-name="T10">key materials - </text:span>the <text:span text:style-name="T10">first</text:span> that reaches the <text:span text:style-name="T10">250 mark</text:span> <text:span text:style-name="T10">wins</text:span> the <text:span text:style-name="T10">race</text:span>. At that point, print the corresponding legendary obtained. Then, print the <text:span text:style-name="T10">remaining</text:span> shards, fragments, motes, ordered by <text:span text:style-name="T10">quantity</text:span> in <text:span text:style-name="T10">descending</text:span> order, then by <text:span text:style-name="T10">name</text:span> in <text:span text:style-name="T10">ascending </text:span>order, each on a new line. Finally, print the collected <text:span text:style-name="T10">junk</text:span> items, in <text:span text:style-name="T10">alphabetical </text:span>order.</text:p>
      <text:h text:style-name="P20" text:outline-level="3"><text:span text:style-name="T22">Input</text:span></text:h>
      <text:list xml:id="list2751018399" text:style-name="WWNum45">
        <text:list-item>
          <text:p text:style-name="P32">Input is a string <text:s/>in format <text:span text:style-name="T10">{quantity} {material} {quantity} {material} … {quantity} {material}</text:span></text:p>
        </text:list-item>
      </text:list>
      <text:h text:style-name="P20" text:outline-level="3"><text:span text:style-name="T23">Output</text:span></text:h>
      <text:list xml:id="list100827862134396" text:continue-numbering="true" text:style-name="WWNum45">
        <text:list-item>
          <text:p text:style-name="P33"><text:span text:style-name="T34">On the first line, print the obtained item in format </text:span><text:span text:style-name="T13">{Legendary item} obtained!</text:span></text:p>
        </text:list-item>
        <text:list-item>
          <text:p text:style-name="P33"><text:span text:style-name="T34">On the next three lines, print the remaining key materials in descending order by quantity</text:span></text:p>
          <text:list>
            <text:list-item>
              <text:p text:style-name="P34"><text:span text:style-name="T34">If two key materials have the same quantity, print them in alphabetical order</text:span></text:p>
            </text:list-item>
          </text:list>
        </text:list-item>
        <text:list-item>
          <text:p text:style-name="P33"><text:span text:style-name="T34">On the final several lines, print the junk items in alphabetical order</text:span></text:p>
          <text:list>
            <text:list-item>
              <text:p text:style-name="P34"><text:span text:style-name="T34">All materials are printed in format </text:span><text:span text:style-name="T13">{material}: {quantity}</text:span></text:p>
            </text:list-item>
            <text:list-item>
              <text:p text:style-name="P34"><text:span text:style-name="T34">All output should be </text:span><text:span text:style-name="T13">lowercase</text:span><text:span text:style-name="T34">, except the first letter of the legendary</text:span></text:p>
            </text:list-item>
          </text:list>
        </text:list-item>
      </text:list>
      <text:h text:style-name="P19" text:outline-level="3"><text:soft-page-break/><text:span text:style-name="T23">Examples</text:span></text:h>
      <table:table table:name="Таблица10" table:style-name="Таблица10">
        <table:table-column table:style-name="Таблица10.A"/>
        <table:table-column table:style-name="Таблица10.B"/>
        <table:table-row table:style-name="Таблица10.1">
          <table:table-cell table:style-name="Таблица10.A1" office:value-type="string">
            <text:p text:style-name="P7"><text:span text:style-name="Strong"><text:span text:style-name="T35">Input</text:span></text:span></text:p>
          </table:table-cell>
          <table:table-cell table:style-name="Таблица10.A1" office:value-type="string">
            <text:p text:style-name="P7"><text:span text:style-name="Strong"><text:span text:style-name="T35">Output</text:span></text:span></text:p>
          </table:table-cell>
        </table:table-row>
        <table:table-row table:style-name="Таблица10.1">
          <table:table-cell table:style-name="Таблица10.A2" office:value-type="string">
            <text:p text:style-name="P7"><text:span text:style-name="T19">'3 Motes 5 stones 5 Shards 6 leathers 255 fragments 7 Shards'</text:span></text:p>
          </table:table-cell>
          <table:table-cell table:style-name="Таблица10.B2" office:value-type="string">
            <text:p text:style-name="P7"><text:span text:style-name="T19">Valanyr obtained!</text:span></text:p>
            <text:p text:style-name="P7"><text:span text:style-name="T19">fragments: 5</text:span></text:p>
            <text:p text:style-name="P7"><text:span text:style-name="T19">shards: 5</text:span></text:p>
            <text:p text:style-name="P7"><text:span text:style-name="T19">motes: 3</text:span></text:p>
            <text:p text:style-name="P7"><text:span text:style-name="T19">leathers: 6</text:span></text:p>
            <text:p text:style-name="P7"><text:span text:style-name="T19">stones: 5</text:span></text:p>
          </table:table-cell>
        </table:table-row>
      </table:table>
      <text:p text:style-name="P10"/>
      <table:table table:name="Таблица11" table:style-name="Таблица11">
        <table:table-column table:style-name="Таблица11.A"/>
        <table:table-column table:style-name="Таблица11.B"/>
        <table:table-row table:style-name="Таблица11.1">
          <table:table-cell table:style-name="Таблица11.A1" office:value-type="string">
            <text:p text:style-name="P7"><text:span text:style-name="Strong"><text:span text:style-name="T35">Input</text:span></text:span></text:p>
          </table:table-cell>
          <table:table-cell table:style-name="Таблица11.A1" office:value-type="string">
            <text:p text:style-name="P7"><text:span text:style-name="Strong"><text:span text:style-name="T35">Output</text:span></text:span></text:p>
          </table:table-cell>
        </table:table-row>
        <table:table-row table:style-name="Таблица11.1">
          <table:table-cell table:style-name="Таблица11.A2" office:value-type="string">
            <text:p text:style-name="P7"><text:span text:style-name="T19">'123 silver 6 shards 8 shards 5 motes 9 fangs 75 motes 103 MOTES 8 Shards 86 Motes 7 stones 19 silver'</text:span></text:p>
          </table:table-cell>
          <table:table-cell table:style-name="Таблица11.B2" office:value-type="string">
            <text:p text:style-name="P7"><text:span text:style-name="T19">Dragonwrath obtained!</text:span></text:p>
            <text:p text:style-name="P7"><text:span text:style-name="T19">shards: 22</text:span></text:p>
            <text:p text:style-name="P7"><text:span text:style-name="T19">motes: 19</text:span></text:p>
            <text:p text:style-name="P7"><text:span text:style-name="T19">fragments: 0</text:span></text:p>
            <text:p text:style-name="P7"><text:span text:style-name="T19">fangs: 9</text:span></text:p>
            <text:p text:style-name="P7"><text:span text:style-name="T19">silver: 123</text:span></text:p>
          </table:table-cell>
        </table:table-row>
      </table:table>
      <text:p text:style-name="P22"/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141cm" fo:margin-bottom="0.212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fo:margin-top="0cm" fo:margin-bottom="0.353cm" loext:contextual-spacing="false"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53cm" fo:margin-bottom="0.071cm" loext:contextual-spacing="false" fo:keep-together="always" fo:keep-with-next="always"/>
      <style:text-properties fo:color="#642d08" fo:font-size="20pt" fo:font-weight="bold" style:font-name-asian="宋体" style:font-family-asian="宋体" style:font-family-generic-asian="system" style:font-pitch-asian="variable" style:font-size-asian="20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1" style:class="text">
      <style:paragraph-properties fo:margin-top="0.353cm" fo:margin-bottom="0.071cm" loext:contextual-spacing="false" fo:keep-together="always" fo:keep-with-next="always"/>
      <style:text-properties fo:color="#7c380a" fo:font-size="18pt" fo:font-weight="bold" style:font-name-asian="宋体" style:font-family-asian="宋体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12cm" fo:margin-bottom="0.071cm" loext:contextual-spacing="false" fo:keep-together="always" fo:keep-with-next="always"/>
      <style:text-properties fo:color="#8f400b" fo:font-size="16pt" fo:font-weight="bold" style:font-name-asian="宋体" style:font-family-asian="宋体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212cm" fo:margin-bottom="0.071cm" loext:contextual-spacing="false" fo:keep-together="always" fo:keep-with-next="always"/>
      <style:text-properties fo:color="#a34a0d" fo:font-size="14pt" fo:font-weight="bold" style:font-name-asian="宋体" style:font-family-asian="宋体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41cm" fo:margin-bottom="0cm" loext:contextual-spacing="false" fo:keep-together="always" fo:keep-with-next="always"/>
      <style:text-properties fo:color="#b2500e" fo:font-weight="bold" style:font-name-asian="宋体" style:font-family-asian="宋体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 fo:margin-top="0.141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.141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.141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.141cm" fo:margin-bottom="0.212cm" loext:contextual-spacing="true" fo:text-indent="0cm" style:auto-text-indent="false"/>
    </style:style>
    <style:style style:name="Code" style:family="paragraph" style:parent-style-name="Standard" style:default-outline-level="">
      <style:text-properties style:font-name="Consolas" fo:font-family="Consolas" style:font-family-generic="roman" style:font-pitch="variable" fo:font-weight="bold" style:font-weight-asian="bold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Горен_20_колонтитул_20_Знак" style:display-name="Горен колонтитул Знак" style:family="text" style:parent-style-name="Default_20_Paragraph_20_Font"/>
    <style:style style:name="Долен_20_колонтитул_20_Знак" style:display-name="Долен колонтитул Знак" style:family="text" style:parent-style-name="Default_20_Paragraph_20_Font"/>
    <style:style style:name="Изнесен_20_текст_20_Знак" style:display-name="Изнесен текст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Заглавие_20_1_20_Знак" style:display-name="Заглавие 1 Знак" style:family="text" style:parent-style-name="Default_20_Paragraph_20_Font">
      <style:text-properties fo:color="#642d08" fo:font-size="20pt" fo:font-weight="bold" style:font-name-asian="宋体" style:font-family-asian="宋体" style:font-family-generic-asian="system" style:font-pitch-asian="variable" style:font-size-asian="20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Заглавие_20_2_20_Знак" style:display-name="Заглавие 2 Знак" style:family="text" style:parent-style-name="Default_20_Paragraph_20_Font">
      <style:text-properties fo:color="#7c380a" fo:font-size="18pt" fo:font-weight="bold" style:font-name-asian="宋体" style:font-family-asian="宋体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Заглавие_20_3_20_Знак" style:display-name="Заглавие 3 Знак" style:family="text" style:parent-style-name="Default_20_Paragraph_20_Font">
      <style:text-properties fo:color="#8f400b" fo:font-size="16pt" fo:font-weight="bold" style:font-name-asian="宋体" style:font-family-asian="宋体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Заглавие_20_4_20_Знак" style:display-name="Заглавие 4 Знак" style:family="text" style:parent-style-name="Default_20_Paragraph_20_Font">
      <style:text-properties fo:color="#a34a0d" fo:font-size="14pt" fo:font-weight="bold" style:font-name-asian="宋体" style:font-family-asian="宋体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tyle-complex="italic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Заглавие_20_5_20_Знак" style:display-name="Заглавие 5 Знак" style:family="text" style:parent-style-name="Default_20_Paragraph_20_Font">
      <style:text-properties fo:color="#b2500e" fo:font-weight="bold" style:font-name-asian="宋体" style:font-family-asian="宋体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Code_20_Char" style:display-name="Code Char" style:family="text" style:parent-style-name="Default_20_Paragraph_20_Font">
      <style:text-properties style:font-name="Consolas" fo:font-family="Consolas" style:font-family-generic="roman" style:font-pitch="variable" fo:font-weight="bold" style:font-weight-asian="bold"/>
    </style:style>
    <style:style style:name="_5f_tgc" style:display-name="_tgc" style:family="text" style:parent-style-name="Default_20_Paragraph_20_Font"/>
    <style:style style:name="Списък_20_на_20_абзаци_20_Знак" style:display-name="Списък на абзаци Знак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Неразрешено_20_споменаване1" style:display-name="Неразрешено споменаване1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asian="Calibri1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Courier New1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Courier New1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1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Courier New1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Courier New1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Courier New1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Courier New1" style:font-family-complex="'Courier New'" style:font-family-generic-complex="system" style:font-pitch-complex="variable"/>
    </style:style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Courier New1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Courier New1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Courier New1" style:font-family-complex="'Courier New'" style:font-family-generic-complex="system" style:font-pitch-complex="variable"/>
    </style:style>
    <style:style style:name="ListLabel_20_76" style:display-name="ListLabel 76" style:family="text">
      <style:text-properties style:font-name-complex="Courier New1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Courier New1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complex="Courier New1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fo:color="#0882de" fo:font-size="8.5pt" style:font-size-asian="8.5pt" style:font-size-complex="8.5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prefix="Problem " style:num-suffix="." style:num-format="1">
        <style:list-level-properties text:list-level-position-and-space-mode="label-alignment">
          <style:list-level-label-alignment text:label-followed-by="listtab" fo:text-indent="-0.635cm" fo:margin-left="10.13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90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7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11.44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1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8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5.25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6.52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7.79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2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ListLabel_20_51" style:num-suffix="o" text:bullet-char="o">
        <style:list-level-properties text:list-level-position-and-space-mode="label-alignment">
          <style:list-level-label-alignment text:label-followed-by="listtab" fo:text-indent="-0.318cm" fo:margin-left="3.81cm"/>
        </style:list-level-properties>
        <style:text-properties style:font-name="Courier New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ListLabel_20_52" style:num-suffix="o" text:bullet-char="o">
        <style:list-level-properties text:list-level-position-and-space-mode="label-alignment">
          <style:list-level-label-alignment text:label-followed-by="listtab" fo:text-indent="-0.318cm" fo:margin-left="3.81cm"/>
        </style:list-level-properties>
        <style:text-properties style:font-name="Courier New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ListLabel_20_53" style:num-suffix="o" text:bullet-char="o">
        <style:list-level-properties text:list-level-position-and-space-mode="label-alignment">
          <style:list-level-label-alignment text:label-followed-by="listtab" fo:text-indent="-0.318cm" fo:margin-left="3.81cm"/>
        </style:list-level-properties>
        <style:text-properties style:font-name="Courier New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ListLabel_20_63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prefix="Problem 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prefix="Problem 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prefix="Task 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-0.15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.11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2.38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65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6.19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46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cm" fo:text-indent="-2cm" style:auto-text-indent="false"/>
    </style:style>
    <style:style style:name="MP2" style:family="paragraph" style:parent-style-name="Frame_20_contents">
      <style:paragraph-properties fo:margin-top="0cm" fo:margin-bottom="0cm" loext:contextual-spacing="false" fo:line-height="100%"/>
      <style:text-properties fo:color="#000000"/>
    </style:style>
    <style:style style:name="MP3" style:family="paragraph">
      <loext:graphic-properties draw:fill="none"/>
      <style:paragraph-properties fo:text-align="start"/>
      <style:text-properties fo:color="#000000" fo:font-size="18pt"/>
    </style:style>
    <style:style style:name="MP4" style:family="paragraph" style:parent-style-name="Frame_20_contents">
      <style:paragraph-properties fo:margin-top="0.071cm" fo:margin-bottom="0.176cm" loext:contextual-spacing="false" fo:line-height="100%"/>
    </style:style>
    <style:style style:name="MP5" style:family="paragraph" style:parent-style-name="Frame_20_contents">
      <style:paragraph-properties fo:margin-left="1cm" fo:margin-right="0cm" fo:line-height="100%" fo:text-indent="0.501cm" style:auto-text-indent="false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 style:parent-style-name="Frame_20_contents">
      <style:paragraph-properties fo:margin-top="0.141cm" fo:margin-bottom="0cm" loext:contextual-spacing="false" fo:line-height="100%" fo:text-align="end" style:justify-single-word="false"/>
      <style:text-properties fo:color="#000000"/>
    </style:style>
    <style:style style:name="MT1" style:family="text">
      <style:text-properties fo:font-size="8.5pt" style:font-size-asian="8.5pt" style:font-size-complex="8.5pt"/>
    </style:style>
    <style:style style:name="MT2" style:family="text">
      <style:text-properties fo:color="#0882de" fo:font-size="8.5pt" style:font-size-asian="8.5pt" style:font-size-complex="8.5pt"/>
    </style:style>
    <style:style style:name="MT3" style:family="text">
      <style:text-properties fo:font-size="9pt" fo:language="bg" fo:country="BG" style:font-size-asian="9pt" style:font-size-complex="9pt"/>
    </style:style>
    <style:style style:name="MT4" style:family="text">
      <style:text-properties fo:font-size="9pt" style:font-size-asian="9pt" style:font-size-complex="9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-0.012cm, -0.025cm, -0.012cm, -0.025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8cm" fo:margin-right="0.318cm" fo:margin-top="0cm" fo:margin-bottom="0.016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 style:parent-style-name="Frame">
      <style:graphic-properties draw:stroke="none" svg:stroke-width="0.018cm" draw:fill="none" draw:textarea-vertical-align="middle" draw:auto-grow-height="false" fo:min-height="0.46cm" fo:min-width="1.369cm" fo:padding-top="0cm" fo:padding-bottom="0cm" fo:padding-left="0.049cm" fo:padding-right="0cm" fo:wrap-option="wrap" fo:margin-left="0.318cm" fo:margin-right="0.33cm" fo:margin-top="0cm" fo:margin-bottom="0.01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 style:parent-style-name="Frame">
      <style:graphic-properties draw:stroke="none" svg:stroke-width="0.026cm" draw:stroke-linejoin="miter" draw:fill="none" draw:textarea-vertical-align="top" draw:auto-grow-height="false" fo:min-height="1.259cm" fo:min-width="14.416cm" fo:padding-top="0.12cm" fo:padding-bottom="0.049cm" fo:padding-left="0.049cm" fo:padding-right="0.049cm" fo:wrap-option="wrap" fo:margin-left="0.318cm" fo:margin-right="0.318cm" fo:margin-top="0cm" fo:margin-bottom="0.00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solid" svg:stroke-width="0.035cm" svg:stroke-color="#984807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4" style:family="graphic" style:parent-style-name="Frame">
      <style:graphic-properties draw:stroke="none" svg:stroke-width="0.018cm" draw:fill="none" draw:textarea-vertical-align="middle" draw:auto-grow-height="false" fo:min-height="0.563cm" fo:min-width="2.503cm" fo:padding-top="0cm" fo:padding-bottom="0cm" fo:padding-left="0cm" fo:padding-right="0cm" fo:wrap-option="wrap" fo:margin-left="0.318cm" fo:margin-right="0.356cm" fo:margin-top="0cm" fo:margin-bottom="0.02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.401cm" fo:margin-left="1.3cm" fo:margin-right="1.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499cm" fo:margin-left="0cm" fo:margin-right="0cm" fo:margin-top="0.399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draw:custom-shape text:anchor-type="paragraph" draw:z-index="23" draw:name="Text Box 6" draw:style-name="Mgr1" draw:text-style-name="MP3" svg:width="1.417cm" svg:height="0.459cm" svg:x="3.875cm" svg:y="0.99cm"><text:p text:style-name="MP2"><text:span text:style-name="MT1">Follow us: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5" draw:name="Text Box 16" draw:style-name="Mgr2" draw:text-style-name="MP6" svg:width="14.514cm" svg:height="1.428cm" svg:x="3.845cm" svg:y="0.247cm"><text:p text:style-name="MP4"><text:span text:style-name="MT1">© SoftUni – </text:span><text:a xlink:type="simple" xlink:href="https://softuni.org" text:style-name="ListLabel_20_81" text:visited-style-name="ListLabel_20_81"><text:span text:style-name="Internet_20_link"><text:span text:style-name="MT2">https://softuni.org</text:span></text:span></text:a><text:span text:style-name="MT1">. Copyrighted document. Unauthorized copy, reproduction or use is not permitted.</text:span><text:bookmark text:name="_Hlk24191091"/></text:p><text:p text:style-name="MP5"><draw:a xlink:type="simple" xlink:href="https://softuni.org"><draw:frame draw:style-name="Mfr1" draw:name="Picture 3" text:anchor-type="as-char" svg:width="0.499cm" svg:height="0.499cm" draw:z-index="63"><draw:image xlink:href="Pictures/100002000000018E0000018ECA8B6F8978845C50.png" xlink:type="simple" xlink:show="embed" xlink:actuate="onLoad" loext:mime-type="image/png"/></draw:frame></draw:a><text:span text:style-name="MT3"><text:s text:c="3"/></text:span><draw:a xlink:type="simple" xlink:href="https://softuni.bg"><draw:frame draw:style-name="Mfr1" draw:name="Picture 2" text:anchor-type="as-char" svg:width="0.499cm" svg:height="0.499cm" draw:z-index="71"><draw:image xlink:href="Pictures/100002010000018E0000018EBD486230B4FC5109.png" xlink:type="simple" xlink:show="embed" xlink:actuate="onLoad" loext:mime-type="image/png"/></draw:frame></draw:a><text:span text:style-name="MT3"><text:s text:c="3"/></text:span><draw:a xlink:type="simple" xlink:href="https://www.facebook.com/softuni.org"><draw:frame draw:style-name="Mfr1" draw:name="Picture 5" text:anchor-type="as-char" svg:width="0.499cm" svg:height="0.499cm" draw:z-index="79"><draw:image xlink:href="Pictures/1000020000000094000000940444C3C9D205423F.png" xlink:type="simple" xlink:show="embed" xlink:actuate="onLoad" loext:mime-type="image/png"/><svg:title>Software University @ Facebook</svg:title></draw:frame></draw:a><text:span text:style-name="MT4"><text:s text:c="3"/></text:span><draw:a xlink:type="simple" xlink:href="https://www.instagram.com/softuni_org"><draw:frame draw:style-name="Mfr1" draw:name="Picture 20" text:anchor-type="as-char" svg:width="0.499cm" svg:height="0.499cm" draw:z-index="87"><draw:image xlink:href="Pictures/10000201000000B4000000B4208AF0A64964E903.png" xlink:type="simple" xlink:show="embed" xlink:actuate="onLoad" loext:mime-type="image/png"/></draw:frame></draw:a><text:span text:style-name="MT4"><text:s text:c="3"/></text:span><draw:a xlink:type="simple" xlink:href="https://twitter.com/SoftUni1"><draw:frame draw:style-name="Mfr1" draw:name="Picture 7" text:anchor-type="as-char" svg:width="0.499cm" svg:height="0.499cm" draw:z-index="95"><draw:image xlink:href="Pictures/100002000000009400000094885D4295E8021B8C.png" xlink:type="simple" xlink:show="embed" xlink:actuate="onLoad" loext:mime-type="image/png"/><svg:title>Software University @ Twitter</svg:title></draw:frame></draw:a><text:span text:style-name="MT4"><text:s text:c="2"/></text:span><draw:a xlink:type="simple" xlink:href="https://www.youtube.com/channel/UCqvOk8tYzfRS-eDy4vs3UyA"><draw:frame draw:style-name="Mfr1" draw:name="Picture 17" text:anchor-type="as-char" svg:width="0.499cm" svg:height="0.499cm" draw:z-index="103"><draw:image xlink:href="Pictures/100002000000009400000094183D941B7D80F4B0.png" xlink:type="simple" xlink:show="embed" xlink:actuate="onLoad" loext:mime-type="image/png"/><svg:title>Software University @ YouTube</svg:title></draw:frame></draw:a><text:span text:style-name="MT4"><text:s text:c="3"/></text:span><draw:a xlink:type="simple" xlink:href="https://www.linkedin.com/company/softuni/"><draw:frame draw:style-name="Mfr2" draw:name="Picture 21" text:anchor-type="as-char" svg:width="0.499cm" svg:height="0.499cm" draw:z-index="111"><draw:image xlink:href="Pictures/10000200000001CC000001CC8D30CC1D74D8248E.png" xlink:type="simple" xlink:show="embed" xlink:actuate="onLoad" loext:mime-type="image/png"/></draw:frame></draw:a><text:span text:style-name="MT4"><text:s text:c="3"/></text:span><draw:a xlink:type="simple" xlink:href="https://github.com/SoftUni"><draw:frame draw:style-name="Mfr1" draw:name="Picture 22" text:anchor-type="as-char" svg:width="0.499cm" svg:height="0.499cm" draw:z-index="119"><draw:image xlink:href="Pictures/10000200000001A500000197197CCDDDCC66E692.png" xlink:type="simple" xlink:show="embed" xlink:actuate="onLoad" loext:mime-type="image/png"/></draw:frame></draw:a><text:span text:style-name="MT4"><text:s text:c="3"/></text:span><draw:a xlink:type="simple" xlink:href="mailto:info@softuni.org"><draw:frame draw:style-name="Mfr1" draw:name="Picture 23" text:anchor-type="as-char" svg:width="0.499cm" svg:height="0.499cm" draw:z-index="127"><draw:image xlink:href="Pictures/1000020000000094000000947840CCE6317D2720.png" xlink:type="simple" xlink:show="embed" xlink:actuate="onLoad" loext:mime-type="image/png"/><svg:title>Software University: Email Us</svg:title></draw:frame></draw:a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paragraph" draw:z-index="7" draw:name="Straight Connector 19" draw:style-name="Mgr3" draw:text-style-name="MP6" svg:x1="-0.002cm" svg:y1="0.183cm" svg:x2="18.371cm" svg:y2="0.185cm"><text:p/></draw:line><draw:custom-shape text:anchor-type="paragraph" draw:z-index="31" draw:name="Text Box 4" draw:style-name="Mgr4" draw:text-style-name="MP3" svg:width="2.502cm" svg:height="0.562cm" svg:x="15.686cm" svg:y="0.951cm"><text:p text:style-name="MP7"><text:span text:style-name="MT4">Page </text:span><text:span text:style-name="MT4"><text:page-number text:select-page="current">8</text:page-number></text:span><text:span text:style-name="MT4"><text:s/>of </text:span><text:span text:style-name="MT4"><text:page-count>8</text:page-count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a xlink:type="simple" xlink:href="https://softuni.org"><draw:frame draw:style-name="Mfr3" draw:name="Picture 1" text:anchor-type="char" svg:x="-0.03cm" svg:y="0.392cm" svg:width="3.48cm" svg:height="1.201cm" draw:z-index="39"><draw:image xlink:href="Pictures/10000200000002F4000001063CDF15509538B8F8.png" xlink:type="simple" xlink:show="embed" xlink:actuate="onLoad" loext:mime-type="image/png"/></draw:frame></draw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chnology Fundamentals - JS Associative Arrays and Maps - Exercise</dc:title>
    <dc:subject>Software Development</dc:subject>
    <meta:initial-creator>Software University</meta:initial-creator>
    <meta:keyword>technology</meta:keyword>
    <meta:keyword>fundamentals</meta:keyword>
    <meta:keyword>technology</meta:keyword>
    <meta:keyword>fundamentals</meta:keyword>
    <meta:keyword>Software</meta:keyword>
    <meta:keyword>University</meta:keyword>
    <meta:keyword>SoftUni</meta:keyword>
    <meta:keyword>programming</meta:keyword>
    <meta:keyword>coding</meta:keyword>
    <meta:keyword>software</meta:keyword>
    <meta:keyword>development</meta:keyword>
    <meta:keyword>education</meta:keyword>
    <meta:keyword>training</meta:keyword>
    <meta:keyword>course</meta:keyword>
    <dc:description>© SoftUni – https://softuni.org_x000d_
© Software University – https://softuni.bg_x000d_
_x000d_
Copyrighted document. Unauthorized copy, reproduction or use is not permitted.</dc:description>
    <dc:creator>shampion</dc:creator>
    <meta:editing-cycles>5</meta:editing-cycles>
    <meta:print-date>2015-10-26T22:35:00</meta:print-date>
    <meta:creation-date>2019-11-12T12:29:00</meta:creation-date>
    <dc:date>2020-11-16T10:47:00</dc:date>
    <meta:editing-duration>PT6M</meta:editing-duration>
    <meta:generator>LibreOffice/6.1.3.2$Windows_X86_64 LibreOffice_project/86daf60bf00efa86ad547e59e09d6bb77c699acb</meta:generator>
    <meta:document-statistic meta:table-count="11" meta:image-count="10" meta:object-count="0" meta:page-count="8" meta:paragraph-count="330" meta:word-count="1902" meta:character-count="10810" meta:non-whitespace-character-count="9222"/>
    <meta:user-defined meta:name="AppVersion">16.0000</meta:user-defined>
    <meta:user-defined meta:name="Company">SoftUni – https://softuni.org</meta:user-defined>
    <meta:user-defined meta:name="ContentTypeId">0x010100B6C18B0EB80FEC43B96FC4929E3ACDFF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computer programming;programming;software development;software engineering</meta:user-defined>
    <meta:template xlink:type="simple" xlink:actuate="onRequest" xlink:title="Normal.dotm" xlink:href=""/>
  </office:meta>
</office:document-meta>
</file>